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  <style:font-face style:name="游ゴシック1" svg:font-family="游ゴシック" style:font-pitch="variable"/>
    <style:font-face style:name="游明朝" svg:font-family="游明朝" style:font-family-generic="system" style:font-pitch="variable"/>
    <style:font-face style:name="Ｍ" svg:font-family="Ｍ" style:font-pitch="variable"/>
    <style:font-face style:name="Ｍ1" svg:font-family="Ｍ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vertical-align="middle" fo:min-height="0.508cm" fo:min-width="2.54cm" fo:padding-top="0.141cm" fo:padding-bottom="0.141cm" fo:padding-left="0.141cm" fo:padding-right="0.141cm"/>
      <style:paragraph-properties style:writing-mode="lr-tb"/>
    </style:style>
    <style:style style:name="gr2" style:family="graphic" style:parent-style-name="standard">
      <style:graphic-properties draw:stroke="none" draw:fill="none" draw:textarea-vertical-align="bottom" fo:min-height="0.353cm" fo:min-width="2.54cm" fo:padding-top="0.141cm" fo:padding-bottom="0.141cm" fo:padding-left="0.141cm" fo:padding-right="0.141cm"/>
      <style:paragraph-properties style:writing-mode="lr-tb"/>
    </style:style>
    <style:style style:name="gr3" style:family="graphic" style:parent-style-name="standard">
      <style:graphic-properties draw:stroke="solid" svg:stroke-width="0.025cm" svg:stroke-color="#000000" svg:stroke-opacity="100%" draw:stroke-linejoin="round" svg:stroke-linecap="round" draw:fill="none" fo:padding-top="0.137cm" fo:padding-bottom="0.137cm" fo:padding-left="0.262cm" fo:padding-right="0.262cm"/>
    </style:style>
    <style:style style:name="gr4" style:family="graphic" style:parent-style-name="standard">
      <style:graphic-properties draw:stroke="none" draw:fill="none" draw:textarea-vertical-align="middle" fo:min-height="0.763cm" fo:min-width="2.54cm" fo:padding-top="0.141cm" fo:padding-bottom="0.141cm" fo:padding-left="0.141cm" fo:padding-right="0.141cm"/>
      <style:paragraph-properties style:writing-mode="lr-tb"/>
    </style:style>
    <style:style style:name="gr5" style:family="graphic" style:parent-style-name="standard">
      <style:graphic-properties draw:stroke="none" draw:fill="none" draw:textarea-vertical-align="middle" fo:min-height="0.671cm" fo:min-width="2.54cm" fo:padding-top="0.141cm" fo:padding-bottom="0.141cm" fo:padding-left="0.141cm" fo:padding-right="0.141cm"/>
      <style:paragraph-properties style:writing-mode="lr-tb"/>
    </style:style>
    <style:style style:name="gr6" style:family="graphic" style:parent-style-name="standard">
      <style:graphic-properties draw:stroke="none" draw:fill="solid" draw:fill-color="#ffffff" draw:shadow="hidden"/>
    </style:style>
    <style:style style:name="gr7" style:family="graphic" style:parent-style-name="standard">
      <style:graphic-properties draw:stroke="solid" svg:stroke-width="0.008cm" svg:stroke-color="#000000" svg:stroke-opacity="100%" draw:stroke-linejoin="round" svg:stroke-linecap="round" draw:fill="none" fo:padding-top="0.129cm" fo:padding-bottom="0.129cm" fo:padding-left="0.254cm" fo:padding-right="0.254cm"/>
    </style:style>
    <style:style style:name="gr8" style:family="graphic" style:parent-style-name="standard">
      <style:graphic-properties draw:stroke="none" draw:fill="none" draw:textarea-vertical-align="middle" fo:min-height="0.932cm" fo:min-width="2.54cm" fo:padding-top="0cm" fo:padding-bottom="0cm" fo:padding-left="0.212cm" fo:padding-right="0.141cm"/>
    </style:style>
    <style:style style:name="gr9" style:family="graphic" style:parent-style-name="standard">
      <style:graphic-properties draw:stroke="none" draw:fill="none" draw:textarea-vertical-align="middle" fo:min-height="0.932cm" fo:min-width="2.54cm" fo:padding-top="0.141cm" fo:padding-bottom="0.141cm" fo:padding-left="0.141cm" fo:padding-right="0.141cm"/>
    </style:style>
    <style:style style:name="gr10" style:family="graphic" style:parent-style-name="standard">
      <style:graphic-properties draw:stroke="none" draw:fill="none" draw:textarea-vertical-align="middle" fo:min-height="0.536cm" fo:min-width="2.54cm" fo:padding-top="0cm" fo:padding-bottom="0.141cm" fo:padding-left="0.141cm" fo:padding-right="0.141cm"/>
      <style:paragraph-properties style:writing-mode="lr-tb"/>
    </style:style>
    <style:style style:name="gr11" style:family="graphic" style:parent-style-name="standard">
      <style:graphic-properties draw:stroke="none" draw:fill="solid" draw:fill-color="#e6e6e6" draw:shadow="hidden"/>
    </style:style>
    <style:style style:name="gr12" style:family="graphic" style:parent-style-name="standard">
      <style:graphic-properties draw:stroke="none" draw:fill="none" draw:textarea-vertical-align="middle" fo:min-height="0.985cm" fo:min-width="2.54cm" fo:padding-top="0.071cm" fo:padding-bottom="0.071cm" fo:padding-left="0.071cm" fo:padding-right="0.071cm"/>
      <style:paragraph-properties style:writing-mode="lr-tb"/>
    </style:style>
    <style:style style:name="gr13" style:family="graphic" style:parent-style-name="standard">
      <style:graphic-properties draw:stroke="none" draw:fill="none" draw:textarea-vertical-align="middle" fo:min-height="0.468cm" fo:min-width="2.54cm" fo:padding-top="0.141cm" fo:padding-bottom="0.141cm" fo:padding-left="0.141cm" fo:padding-right="0.141cm"/>
      <style:paragraph-properties style:writing-mode="lr-tb"/>
    </style:style>
    <style:style style:name="gr14" style:family="graphic" style:parent-style-name="standard">
      <style:graphic-properties draw:stroke="none" draw:fill="solid" draw:fill-color="#000000" draw:shadow="hidden"/>
    </style:style>
    <style:style style:name="gr15" style:family="graphic" style:parent-style-name="standard">
      <style:graphic-properties draw:stroke="none" draw:fill="none" draw:textarea-vertical-align="middle" fo:min-height="0.255cm" fo:min-width="2.54cm" fo:padding-top="0.141cm" fo:padding-bottom="0.141cm" fo:padding-left="0.141cm" fo:padding-right="0.141cm"/>
      <style:paragraph-properties style:writing-mode="lr-tb"/>
    </style:style>
    <style:style style:name="gr16" style:family="graphic" style:parent-style-name="standard">
      <style:graphic-properties draw:stroke="none" draw:fill="none" draw:textarea-vertical-align="middle" fo:min-height="0.834cm" fo:min-width="2.54cm" fo:padding-top="0.071cm" fo:padding-bottom="0.071cm" fo:padding-left="0.071cm" fo:padding-right="0.071cm"/>
      <style:paragraph-properties style:writing-mode="lr-tb"/>
    </style:style>
    <style:style style:name="gr17" style:family="graphic" style:parent-style-name="standard">
      <style:graphic-properties draw:stroke="none" draw:fill="none" draw:textarea-vertical-align="middle" fo:min-height="1.813cm" fo:min-width="2.54cm" fo:padding-top="0.035cm" fo:padding-bottom="0.035cm" fo:padding-left="0.035cm" fo:padding-right="0.035cm"/>
      <style:paragraph-properties style:writing-mode="lr-tb"/>
    </style:style>
    <style:style style:name="gr18" style:family="graphic" style:parent-style-name="standard">
      <style:graphic-properties draw:stroke="dash" draw:stroke-dash="Dash_5f_0" svg:stroke-width="0.025cm" svg:stroke-color="#000000" svg:stroke-opacity="100%" draw:stroke-linejoin="round" svg:stroke-linecap="round" draw:fill="none" fo:padding-top="0.137cm" fo:padding-bottom="0.137cm" fo:padding-left="0.262cm" fo:padding-right="0.262cm"/>
    </style:style>
    <style:style style:name="gr19" style:family="graphic" style:parent-style-name="standard">
      <style:graphic-properties draw:stroke="none" draw:fill="none" draw:textarea-vertical-align="top" fo:min-height="3.735cm" fo:min-width="2.54cm" fo:padding-top="0.071cm" fo:padding-bottom="0.071cm" fo:padding-left="0.071cm" fo:padding-right="0.071cm"/>
      <style:paragraph-properties style:writing-mode="lr-tb"/>
    </style:style>
    <style:style style:name="gr20" style:family="graphic" style:parent-style-name="standard">
      <style:graphic-properties draw:stroke="none" draw:fill="none" draw:textarea-vertical-align="middle" fo:min-height="0.85cm" fo:min-width="2.54cm" fo:padding-top="0.071cm" fo:padding-bottom="0.071cm" fo:padding-left="0.071cm" fo:padding-right="0.071cm"/>
      <style:paragraph-properties style:writing-mode="lr-tb"/>
    </style:style>
    <style:style style:name="gr21" style:family="graphic" style:parent-style-name="standard">
      <style:graphic-properties draw:stroke="none" draw:fill="none" draw:textarea-vertical-align="middle" fo:min-height="0.811cm" fo:min-width="2.54cm" fo:padding-top="0.071cm" fo:padding-bottom="0.071cm" fo:padding-left="0.071cm" fo:padding-right="0.071cm"/>
      <style:paragraph-properties style:writing-mode="lr-tb"/>
    </style:style>
    <style:style style:name="gr22" style:family="graphic" style:parent-style-name="standard">
      <style:graphic-properties draw:stroke="solid" svg:stroke-width="0.008cm" svg:stroke-color="#000000" draw:marker-end="Marker_5f_0" draw:marker-end-width="0.276cm" svg:stroke-opacity="100%" draw:stroke-linejoin="round" svg:stroke-linecap="round" draw:fill="none" fo:padding-top="0.129cm" fo:padding-bottom="0.129cm" fo:padding-left="0.254cm" fo:padding-right="0.254cm"/>
    </style:style>
    <style:style style:name="gr23" style:family="graphic" style:parent-style-name="standard">
      <style:graphic-properties draw:stroke="none" draw:fill="none" draw:textarea-vertical-align="middle" fo:min-height="0.943cm" fo:min-width="2.54cm" fo:padding-top="0.141cm" fo:padding-bottom="0.141cm" fo:padding-left="0.141cm" fo:padding-right="0.141cm"/>
      <style:paragraph-properties style:writing-mode="lr-tb"/>
    </style:style>
    <style:style style:name="gr24" style:family="graphic" style:parent-style-name="standard">
      <style:graphic-properties draw:stroke="none" draw:fill="none" draw:textarea-vertical-align="middle" fo:min-height="0.341cm" fo:min-width="2.54cm" fo:padding-top="0cm" fo:padding-bottom="0cm" fo:padding-left="0.212cm" fo:padding-right="0.141cm"/>
      <style:paragraph-properties style:writing-mode="lr-tb"/>
    </style:style>
    <style:style style:name="gr25" style:family="graphic" style:parent-style-name="standard">
      <style:graphic-properties draw:stroke="none" draw:fill="none" draw:textarea-vertical-align="middle" fo:min-height="0.425cm" fo:min-width="2.54cm" fo:padding-top="0.141cm" fo:padding-bottom="0.141cm" fo:padding-left="0.141cm" fo:padding-right="0.141cm"/>
      <style:paragraph-properties style:writing-mode="lr-tb"/>
    </style:style>
    <style:style style:name="gr26" style:family="graphic" style:parent-style-name="standard">
      <style:graphic-properties draw:stroke="none" draw:fill="none" draw:textarea-vertical-align="middle" fo:min-height="1.425cm" fo:min-width="2.54cm" fo:padding-top="0cm" fo:padding-bottom="0.141cm" fo:padding-left="0.141cm" fo:padding-right="0.141cm"/>
      <style:paragraph-properties style:writing-mode="lr-tb"/>
    </style:style>
    <style:style style:name="gr27" style:family="graphic" style:parent-style-name="standard">
      <style:graphic-properties draw:stroke="none" draw:fill="none" draw:textarea-vertical-align="middle" fo:min-height="1.015cm" fo:min-width="2.54cm" fo:padding-top="0.141cm" fo:padding-bottom="0.141cm" fo:padding-left="0.141cm" fo:padding-right="0.141cm"/>
      <style:paragraph-properties style:writing-mode="lr-tb"/>
    </style:style>
    <style:style style:name="gr28" style:family="graphic" style:parent-style-name="standard">
      <style:graphic-properties draw:stroke="none" draw:fill="none" draw:textarea-vertical-align="middle" fo:min-height="0.969cm" fo:min-width="2.54cm" fo:padding-top="0.071cm" fo:padding-bottom="0.071cm" fo:padding-left="0.071cm" fo:padding-right="0.071cm"/>
      <style:paragraph-properties style:writing-mode="lr-tb"/>
    </style:style>
    <style:style style:name="gr29" style:family="graphic" style:parent-style-name="standard">
      <style:graphic-properties draw:stroke="none" draw:fill="none" draw:textarea-vertical-align="middle" fo:min-height="0.934cm" fo:min-width="2.54cm" fo:padding-top="0.141cm" fo:padding-bottom="0.141cm" fo:padding-left="0.141cm" fo:padding-right="0.141cm"/>
      <style:paragraph-properties style:writing-mode="lr-tb"/>
    </style:style>
    <style:style style:name="gr30" style:family="graphic" style:parent-style-name="standard">
      <style:graphic-properties draw:stroke="none" draw:fill="none" draw:textarea-vertical-align="middle" fo:min-height="0.681cm" fo:min-width="2.54cm" fo:padding-top="0.141cm" fo:padding-bottom="0.141cm" fo:padding-left="0.141cm" fo:padding-right="0.141cm"/>
      <style:paragraph-properties style:writing-mode="lr-tb"/>
    </style:style>
    <style:style style:name="gr31" style:family="graphic" style:parent-style-name="standard">
      <style:graphic-properties draw:stroke="none" draw:fill="none" draw:textarea-vertical-align="middle" fo:min-height="1.144cm" fo:min-width="2.54cm" fo:padding-top="0.141cm" fo:padding-bottom="0.141cm" fo:padding-left="0.141cm" fo:padding-right="0.141cm"/>
      <style:paragraph-properties style:writing-mode="lr-tb"/>
    </style:style>
    <style:style style:name="gr32" style:family="graphic" style:parent-style-name="objectwithoutfill">
      <style:graphic-properties svg:stroke-color="#000000" draw:marker-end="線の終点_20_5" draw:marker-end-width="0.3cm" draw:fill="none" draw:textarea-vertical-align="middle"/>
    </style:style>
    <style:style style:name="gr33" style:family="graphic" style:parent-style-name="objectwithoutfill">
      <style:graphic-properties svg:stroke-color="#000000" draw:marker-end="線の終点_20_6" draw:marker-end-width="0.3cm" draw:fill="none" draw:textarea-vertical-align="middle"/>
    </style:style>
    <style:style style:name="gr34" style:family="graphic" style:parent-style-name="objectwithoutfill">
      <style:graphic-properties svg:stroke-color="#000000" draw:marker-end="線の終点_20_7" draw:marker-end-width="0.3cm" draw:fill="none" draw:textarea-vertical-align="middle"/>
    </style:style>
    <style:style style:name="gr35" style:family="graphic" style:parent-style-name="standard" style:list-style-name="L1">
      <style:graphic-properties draw:stroke="none" draw:fill="none" draw:textarea-vertical-align="top" fo:min-height="1.05cm" fo:min-width="2.54cm" fo:padding-top="0.071cm" fo:padding-bottom="0.071cm" fo:padding-left="0.071cm" fo:padding-right="0.071cm"/>
      <style:paragraph-properties style:writing-mode="lr-tb"/>
    </style:style>
    <style:style style:name="gr36" style:family="graphic" style:parent-style-name="standard" style:list-style-name="L1">
      <style:graphic-properties draw:stroke="none" draw:fill="none" draw:textarea-vertical-align="top" fo:min-height="2.381cm" fo:min-width="2.54cm" fo:padding-top="0.071cm" fo:padding-bottom="0.071cm" fo:padding-left="0.071cm" fo:padding-right="0.071cm"/>
      <style:paragraph-properties style:writing-mode="lr-tb"/>
    </style:style>
    <style:style style:name="gr37" style:family="graphic" style:parent-style-name="objectwithoutfill">
      <style:graphic-properties svg:stroke-color="#000000" draw:marker-end="線の終点_20_8" draw:marker-end-width="0.3cm" draw:fill="none" draw:textarea-vertical-align="middle"/>
    </style:style>
    <style:style style:name="gr38" style:family="graphic" style:parent-style-name="objectwithoutfill">
      <style:graphic-properties svg:stroke-color="#000000" draw:marker-end="線の終点_20_9" draw:marker-end-width="0.3cm" draw:fill="none" draw:textarea-vertical-align="middle"/>
    </style:style>
    <style:style style:name="gr39" style:family="graphic" style:parent-style-name="standard" style:list-style-name="L1">
      <style:graphic-properties draw:stroke="none" draw:fill="none" draw:textarea-vertical-align="top" fo:min-height="1.05cm" fo:min-width="2.54cm" fo:padding-top="0.071cm" fo:padding-bottom="0.071cm" fo:padding-left="0.071cm" fo:padding-right="0.071cm"/>
      <style:paragraph-properties style:writing-mode="lr-tb"/>
    </style:style>
    <style:style style:name="gr40" style:family="graphic" style:parent-style-name="standard" style:list-style-name="L1">
      <style:graphic-properties draw:stroke="none" draw:fill="none" draw:textarea-vertical-align="top" fo:min-height="1.05cm" fo:min-width="2.54cm" fo:padding-top="0.071cm" fo:padding-bottom="0.071cm" fo:padding-left="0.071cm" fo:padding-right="0.071cm"/>
      <style:paragraph-properties style:writing-mode="lr-tb"/>
    </style:style>
    <style:style style:name="gr41" style:family="graphic" style:parent-style-name="objectwithoutfill">
      <style:graphic-properties svg:stroke-color="#000000" draw:marker-end="線の終点_20_10" draw:marker-end-width="0.3cm" draw:fill="none" draw:textarea-vertical-align="middle"/>
    </style:style>
    <style:style style:name="gr42" style:family="graphic" style:parent-style-name="standard" style:list-style-name="L1">
      <style:graphic-properties draw:stroke="none" draw:fill="none" draw:textarea-vertical-align="top" fo:min-height="2.381cm" fo:min-width="2.54cm" fo:padding-top="0.071cm" fo:padding-bottom="0.071cm" fo:padding-left="0.071cm" fo:padding-right="0.071cm"/>
      <style:paragraph-properties style:writing-mode="lr-tb"/>
    </style:style>
    <style:style style:name="gr43" style:family="graphic" style:parent-style-name="standard" style:list-style-name="L1">
      <style:graphic-properties draw:stroke="none" draw:fill="none" draw:textarea-vertical-align="top" fo:min-height="0.857cm" fo:min-width="2.54cm" fo:padding-top="0.071cm" fo:padding-bottom="0.071cm" fo:padding-left="0.071cm" fo:padding-right="0.071cm"/>
      <style:paragraph-properties style:writing-mode="lr-tb"/>
    </style:style>
    <style:style style:name="gr44" style:family="graphic" style:parent-style-name="objectwithoutfill">
      <style:graphic-properties svg:stroke-color="#000000" draw:marker-end="線の終点_20_11" draw:marker-end-width="0.3cm" draw:fill="none" draw:textarea-vertical-align="middle"/>
    </style:style>
    <style:style style:name="gr45" style:family="graphic" style:parent-style-name="objectwithoutfill">
      <style:graphic-properties svg:stroke-color="#000000" draw:marker-end="線の終点_20_12" draw:marker-end-width="0.3cm" draw:fill="none" draw:textarea-vertical-align="middle"/>
    </style:style>
    <style:style style:name="gr46" style:family="graphic" style:parent-style-name="objectwithoutfill">
      <style:graphic-properties svg:stroke-color="#000000" draw:marker-end="線の終点_20_14" draw:marker-end-width="0.3cm" draw:fill="none" draw:textarea-vertical-align="middle"/>
    </style:style>
    <style:style style:name="gr47" style:family="graphic" style:parent-style-name="standard">
      <style:graphic-properties draw:stroke="solid" svg:stroke-width="0.025cm" svg:stroke-color="#000000" draw:marker-end="Marker_5f_0" draw:marker-end-width="0.319cm" svg:stroke-opacity="100%" draw:stroke-linejoin="round" svg:stroke-linecap="round" draw:fill="none" fo:padding-top="0.137cm" fo:padding-bottom="0.137cm" fo:padding-left="0.262cm" fo:padding-right="0.262cm"/>
    </style:style>
    <style:style style:name="gr48" style:family="graphic" style:parent-style-name="objectwithoutfill">
      <style:graphic-properties svg:stroke-color="#000000" draw:marker-end="線の終点_20_17" draw:marker-end-width="0.3cm" draw:fill="none" draw:textarea-vertical-align="middle"/>
    </style:style>
    <style:style style:name="P1" style:family="paragraph">
      <style:paragraph-properties fo:margin-left="0cm" fo:margin-right="0cm" fo:margin-top="0cm" fo:margin-bottom="0cm" fo:line-height="120%" fo:text-align="start" fo:text-indent="0cm"/>
    </style:style>
    <style:style style:name="P2" style:family="paragraph">
      <loext:graphic-properties draw:fill="none"/>
      <style:paragraph-properties style:writing-mode="lr-tb"/>
    </style:style>
    <style:style style:name="P3" style:family="paragraph">
      <loext:graphic-properties draw:fill="none"/>
    </style:style>
    <style:style style:name="P4" style:family="paragraph">
      <style:paragraph-properties fo:margin-left="0cm" fo:margin-right="0cm" fo:margin-top="0cm" fo:margin-bottom="0cm" fo:line-height="120%" fo:text-align="end" fo:text-indent="0cm"/>
    </style:style>
    <style:style style:name="P5" style:family="paragraph">
      <loext:graphic-properties draw:fill="solid" draw:fill-color="#ffffff"/>
    </style:style>
    <style:style style:name="P6" style:family="paragraph">
      <style:paragraph-properties fo:margin-left="0cm" fo:margin-right="0cm" fo:margin-top="0cm" fo:margin-bottom="0cm" fo:line-height="120%" fo:text-align="center" fo:text-indent="0cm"/>
    </style:style>
    <style:style style:name="P7" style:family="paragraph">
      <loext:graphic-properties draw:fill="solid" draw:fill-color="#e6e6e6"/>
    </style:style>
    <style:style style:name="P8" style:family="paragraph">
      <loext:graphic-properties draw:fill="solid" draw:fill-color="#000000"/>
    </style:style>
    <style:style style:name="P9" style:family="paragraph">
      <loext:graphic-properties draw:fill="none"/>
      <style:paragraph-properties style:writing-mode="lr-tb"/>
      <style:text-properties fo:color="#c9211e" loext:opacity="100%"/>
    </style:style>
    <style:style style:name="P10" style:family="paragraph">
      <loext:graphic-properties draw:fill="none"/>
      <style:paragraph-properties fo:margin-left="0cm" fo:margin-right="0cm" fo:margin-top="0cm" fo:margin-bottom="0cm" fo:line-height="120%" fo:text-align="start" fo:text-indent="0cm" style:writing-mode="lr-tb"/>
    </style:style>
    <style:style style:name="P11" style:family="paragraph">
      <style:paragraph-properties fo:margin-left="0cm" fo:margin-right="0cm" fo:margin-top="0cm" fo:margin-bottom="0cm" fo:line-height="100%" fo:text-align="start" fo:text-indent="0cm"/>
    </style:style>
    <style:style style:name="P12" style:family="paragraph">
      <loext:graphic-properties draw:fill="none"/>
      <style:paragraph-properties fo:margin-left="0cm" fo:margin-right="0cm" fo:margin-top="0cm" fo:margin-bottom="0cm" fo:line-height="120%" fo:text-align="center" fo:text-indent="0cm" style:writing-mode="lr-tb"/>
      <style:text-properties fo:color="#c9211e" loext:opacity="100%"/>
    </style:style>
    <style:style style:name="P13" style:family="paragraph">
      <loext:graphic-properties draw:fill="none"/>
      <style:paragraph-properties fo:text-align="start" style:writing-mode="lr-tb"/>
      <style:text-properties fo:color="#c9211e" loext:opacity="100%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="none"/>
      <style:paragraph-properties fo:margin-left="0cm" fo:margin-right="0cm" fo:margin-top="0cm" fo:margin-bottom="0cm" fo:line-height="120%" fo:text-align="start" fo:text-indent="0cm" style:writing-mode="lr-tb"/>
      <style:text-properties fo:color="#c9211e" loext:opacity="100%"/>
    </style:style>
    <style:style style:name="T1" style:family="text">
      <style:text-properties fo:color="#000000" loext:opacity="100%" style:font-name="Ｍ1" fo:font-size="12pt" style:font-name-asian="Ｍ1" style:font-size-asian="12pt" style:font-name-complex="Ｍ1" style:font-size-complex="12pt"/>
    </style:style>
    <style:style style:name="T2" style:family="text">
      <style:text-properties fo:color="#000000" loext:opacity="100%" style:font-name="Ｍ1" fo:font-size="8pt" style:font-name-asian="Ｍ1" style:font-size-asian="8pt" style:font-name-complex="Ｍ1" style:font-size-complex="8pt"/>
    </style:style>
    <style:style style:name="T3" style:family="text">
      <style:text-properties fo:color="#c9211e" loext:opacity="100%" style:font-name="Ｍ1" fo:font-size="9pt" style:font-name-asian="Ｍ1" style:font-size-asian="9pt" style:font-name-complex="Ｍ1" style:font-size-complex="9pt"/>
    </style:style>
    <style:style style:name="T4" style:family="text">
      <style:text-properties fo:color="#000000" loext:opacity="100%" style:font-name="Ｍ1" fo:font-size="10pt" style:font-name-asian="Ｍ1" style:font-size-asian="10pt" style:font-name-complex="Ｍ1" style:font-size-complex="10pt"/>
    </style:style>
    <style:style style:name="T5" style:family="text">
      <style:text-properties fo:color="#000000" loext:opacity="100%" style:font-name="Ｍ1" fo:font-size="6pt" style:font-name-asian="Ｍ1" style:font-size-asian="6pt" style:font-name-complex="Ｍ1" style:font-size-complex="6pt"/>
    </style:style>
    <style:style style:name="T6" style:family="text">
      <style:text-properties fo:color="#000000" loext:opacity="100%" style:font-name="Ｍ1" fo:font-size="6pt" fo:background-color="#ffffff" style:font-name-asian="Ｍ1" style:font-size-asian="6pt" style:font-name-complex="Ｍ1" style:font-size-complex="6pt"/>
    </style:style>
    <style:style style:name="T7" style:family="text">
      <style:text-properties fo:color="#c9211e" loext:opacity="100%" style:font-name="Ｍ1" fo:font-size="10pt" style:font-name-asian="Ｍ1" style:font-size-asian="10pt" style:font-name-complex="Ｍ1" style:font-size-complex="10pt"/>
    </style:style>
    <style:style style:name="T8" style:family="text">
      <style:text-properties fo:color="#000000" loext:opacity="100%" style:font-name="Ｍ1" fo:font-size="9pt" style:text-underline-style="solid" style:text-underline-width="auto" style:text-underline-color="font-color" fo:font-weight="bold" style:font-name-asian="Ｍ1" style:font-size-asian="9pt" style:font-weight-asian="bold" style:font-name-complex="Ｍ1" style:font-size-complex="9pt" style:font-weight-complex="bold"/>
    </style:style>
    <style:style style:name="T9" style:family="text">
      <style:text-properties fo:color="#000000" loext:opacity="100%" style:font-name="Ｍ1" fo:font-size="9pt" style:font-name-asian="Ｍ1" style:font-size-asian="9pt" style:font-name-complex="Ｍ1" style:font-size-complex="9pt"/>
    </style:style>
    <style:style style:name="T10" style:family="text">
      <style:text-properties fo:color="#c9211e" loext:opacity="100%" style:font-name="Ｍ1" fo:font-size="8pt" style:font-name-asian="Ｍ1" style:font-size-asian="8pt" style:font-name-complex="Ｍ1" style:font-size-complex="8pt"/>
    </style:style>
    <style:style style:name="T11" style:family="text">
      <style:text-properties fo:color="#c9211e" loext:opacity="100%" style:font-name="Ｍ1" fo:font-size="6pt" style:font-name-asian="Ｍ1" style:font-size-asian="6pt" style:font-name-complex="Ｍ1" style:font-size-complex="6pt"/>
    </style:style>
    <style:style style:name="T12" style:family="text">
      <style:text-properties fo:font-variant="normal" fo:text-transform="none" fo:color="#c9211e" loext:opacity="100%" style:text-outline="false" style:text-line-through-style="none" style:text-line-through-type="none" style:font-name="Ｍ1" fo:font-size="8pt" fo:font-style="normal" fo:text-shadow="none" style:text-underline-style="none" fo:font-weight="normal" style:letter-kerning="true" style:font-name-asian="Ｍ1" style:font-size-asian="8pt" style:font-style-asian="normal" style:font-weight-asian="normal" style:font-name-complex="Ｍ1" style:font-size-complex="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c9211e" loext:opacity="100%" style:text-outline="false" style:text-line-through-style="none" style:text-line-through-type="none" style:font-name="Ｍ1" fo:font-size="6pt" fo:font-style="normal" fo:text-shadow="none" style:text-underline-style="none" fo:font-weight="normal" style:letter-kerning="true" style:font-name-asian="Ｍ1" style:font-size-asian="6pt" style:font-style-asian="normal" style:font-weight-asian="normal" style:font-name-complex="Ｍ1" style:font-size-complex="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CFO_007_01" draw:style-name="dp1" draw:master-page-name="PM0">
        <draw:frame draw:style-name="gr1" draw:text-style-name="P2" draw:layer="layout" svg:width="2.54cm" svg:height="0.79cm" svg:x="0.642cm" svg:y="24.97cm">
          <draw:text-box>
            <text:p text:style-name="P1"><text:span text:style-name="T1">凡例</text:span><text:span text:style-name="T1">:</text:span></text:p>
          </draw:text-box>
        </draw:frame>
        <draw:frame draw:style-name="gr2" draw:text-style-name="P2" draw:layer="layout" svg:width="11.591cm" svg:height="0.635cm" svg:x="1.379cm" svg:y="28.222cm">
          <draw:text-box>
            <text:p text:style-name="P1"><text:span text:style-name="T2">MD050_SPF_CFO_007_AP_GL</text:span><text:span text:style-name="T2">自動連携</text:span><text:span text:style-name="T2">.vsd</text:span></text:p>
          </draw:text-box>
        </draw:frame>
        <draw:g>
          <draw:polygon draw:style-name="gr3" draw:text-style-name="P3" draw:layer="layout" svg:width="13.152cm" svg:height="0.953cm" svg:x="10.032cm" svg:y="0.599cm" svg:viewBox="0 0 13153 954" draw:points="0,954 13153,954 13153,0 0,0">
            <text:p/>
          </draw:polygon>
          <draw:frame draw:style-name="gr4" draw:text-style-name="P2" draw:layer="layout" svg:width="13.152cm" svg:height="1.045cm" svg:x="10.032cm" svg:y="0.553cm">
            <draw:text-box>
              <text:p text:style-name="P1"><text:span text:style-name="T3">EBS AP</text:span><text:span text:style-name="T3">に登録されたデータを</text:span><text:span text:style-name="T3">ERP AP</text:span><text:span text:style-name="T3">に登録、付加情報更新等を実施し、</text:span><text:span text:style-name="T3">GL</text:span><text:span text:style-name="T3">へ転送、総勘定元帳へ転記する。</text:span></text:p>
            </draw:text-box>
          </draw:frame>
        </draw:g>
        <draw:g>
          <draw:polygon draw:style-name="gr3" draw:text-style-name="P3" draw:layer="layout" svg:width="8.599cm" svg:height="0.953cm" svg:x="1.436cm" svg:y="0.599cm" svg:viewBox="0 0 8600 954" draw:points="0,954 8600,954 8600,0 0,0">
            <text:p/>
          </draw:polygon>
          <draw:frame draw:style-name="gr5" draw:text-style-name="P2" draw:layer="layout" svg:width="8.599cm" svg:height="0.953cm" svg:x="1.436cm" svg:y="0.599cm">
            <draw:text-box>
              <text:p text:style-name="P1"><text:span text:style-name="T4">MD050_SPF_CFO_007_AP_GL</text:span><text:span text:style-name="T4">自動連携</text:span></text:p>
            </draw:text-box>
          </draw:frame>
        </draw:g>
        <draw:frame draw:style-name="gr2" draw:text-style-name="P2" draw:layer="layout" svg:width="3.971cm" svg:height="0.635cm" svg:x="37.47cm" svg:y="28.222cm">
          <draw:text-box>
            <text:p text:style-name="P4"><text:span text:style-name="T2">1 / 1</text:span></text:p>
          </draw:text-box>
        </draw:frame>
        <draw:g>
          <draw:g>
            <draw:polygon draw:style-name="gr6" draw:text-style-name="P5" draw:layer="layout" svg:width="1.588cm" svg:height="1.175cm" svg:x="4.373cm" svg:y="26.047cm" svg:viewBox="0 0 1589 1176" draw:points="0,0 0,1176 794,858 1589,1176 1589,0">
              <text:p/>
            </draw:polygon>
            <draw:polygon draw:style-name="gr7" draw:text-style-name="P3" draw:layer="layout" svg:width="1.588cm" svg:height="1.175cm" svg:x="4.373cm" svg:y="26.047cm" svg:viewBox="0 0 1589 1176" draw:points="0,0 0,1176 794,858 1589,1176 1589,0">
              <text:p/>
            </draw:polygon>
          </draw:g>
        </draw:g>
        <draw:frame draw:style-name="gr8" draw:text-style-name="P3" draw:layer="layout" svg:width="1.588cm" svg:height="0.932cm" svg:x="4.373cm" svg:y="25.751cm">
          <draw:text-box>
            <text:p/>
          </draw:text-box>
        </draw:frame>
        <draw:frame draw:style-name="gr9" draw:text-style-name="P3" draw:layer="layout" svg:width="1.588cm" svg:height="1.214cm" svg:x="5.008cm" svg:y="26.528cm">
          <draw:text-box>
            <text:p/>
          </draw:text-box>
        </draw:frame>
        <draw:frame draw:style-name="gr10" draw:text-style-name="P2" draw:layer="layout" svg:width="1.588cm" svg:height="0.677cm" svg:x="4.373cm" svg:y="26.386cm">
          <draw:text-box>
            <text:p text:style-name="P6"><text:span text:style-name="T5">帳票名称</text:span></text:p>
          </draw:text-box>
        </draw:frame>
        <draw:g>
          <draw:g>
            <draw:path draw:style-name="gr11" draw:text-style-name="P7" draw:layer="layout" svg:width="1.767cm" svg:height="0.615cm" svg:x="5.077cm" svg:y="27.051cm" svg:viewBox="0 0 1768 616" svg:d="M76 616h1616c51 0 76-26 76-77v-463c0-51-25-76-76-76h-1616c-51 0-76 25-76 76v463c0 51 25 77 76 77z">
              <text:p/>
            </draw:path>
            <draw:path draw:style-name="gr7" draw:text-style-name="P3" draw:layer="layout" svg:width="1.767cm" svg:height="0.615cm" svg:x="5.077cm" svg:y="27.051cm" svg:viewBox="0 0 1768 616" svg:d="M76 616h1616c51 0 76-26 76-77v-463c0-51-25-76-76-76h-1616c-51 0-76 25-76 76v463c0 51 25 77 76 77z">
              <text:p/>
            </draw:path>
          </draw:g>
          <draw:frame draw:style-name="gr4" draw:text-style-name="P2" draw:layer="layout" svg:width="1.767cm" svg:height="1.045cm" svg:x="5.077cm" svg:y="26.836cm">
            <draw:text-box>
              <text:p text:style-name="P1"><text:span text:style-name="T5">BP080_</text:span><text:span text:style-name="T5">システムプロセスステップ</text:span></text:p>
            </draw:text-box>
          </draw:frame>
        </draw:g>
        <draw:g>
          <draw:g>
            <draw:polygon draw:style-name="gr6" draw:text-style-name="P5" draw:layer="layout" svg:width="2.442cm" svg:height="1.127cm" svg:x="12.293cm" svg:y="26.037cm" svg:viewBox="0 0 2443 1128" draw:points="0,1128 1879,1128 2443,0 563,0">
              <text:p/>
            </draw:polygon>
            <draw:polygon draw:style-name="gr7" draw:text-style-name="P3" draw:layer="layout" svg:width="2.442cm" svg:height="1.127cm" svg:x="12.293cm" svg:y="26.037cm" svg:viewBox="0 0 2443 1128" draw:points="0,1128 1879,1128 2443,0 563,0">
              <text:p/>
            </draw:polygon>
          </draw:g>
          <draw:frame draw:style-name="gr12" draw:text-style-name="P2" draw:layer="layout" svg:width="1.252cm" svg:height="1.127cm" svg:x="12.888cm" svg:y="26.037cm">
            <draw:text-box>
              <text:p text:style-name="P6"><text:span text:style-name="T5">データ</text:span></text:p>
              <text:p text:style-name="P6"><text:span text:style-name="T5">ファイル名</text:span></text:p>
            </draw:text-box>
          </draw:frame>
        </draw:g>
        <draw:g>
          <draw:g>
            <draw:polygon draw:style-name="gr6" draw:text-style-name="P5" draw:layer="layout" svg:width="1.588cm" svg:height="1.016cm" svg:x="7cm" svg:y="25.988cm" svg:viewBox="0 0 1589 1017" draw:points="158,0 0,158 0,859 158,1017 1430,1017 1589,859 1589,158 1430,0">
              <text:p/>
            </draw:polygon>
            <draw:polygon draw:style-name="gr7" draw:text-style-name="P3" draw:layer="layout" svg:width="1.588cm" svg:height="1.016cm" svg:x="7cm" svg:y="25.988cm" svg:viewBox="0 0 1589 1017" draw:points="158,0 0,158 0,859 158,1017 1430,1017 1589,859 1589,158 1430,0">
              <text:p/>
            </draw:polygon>
          </draw:g>
        </draw:g>
        <draw:frame draw:style-name="gr8" draw:text-style-name="P3" draw:layer="layout" svg:width="1.588cm" svg:height="0.932cm" svg:x="7cm" svg:y="25.692cm">
          <draw:text-box>
            <text:p/>
          </draw:text-box>
        </draw:frame>
        <draw:frame draw:style-name="gr9" draw:text-style-name="P3" draw:layer="layout" svg:width="1.588cm" svg:height="1.214cm" svg:x="7.635cm" svg:y="26.468cm">
          <draw:text-box>
            <text:p/>
          </draw:text-box>
        </draw:frame>
        <draw:frame draw:style-name="gr10" draw:text-style-name="P2" draw:layer="layout" svg:width="1.588cm" svg:height="0.677cm" svg:x="7cm" svg:y="26.326cm">
          <draw:text-box>
            <text:p text:style-name="P6"><text:span text:style-name="T5">バッチ名称</text:span></text:p>
          </draw:text-box>
        </draw:frame>
        <draw:g>
          <draw:g>
            <draw:path draw:style-name="gr11" draw:text-style-name="P7" draw:layer="layout" svg:width="1.767cm" svg:height="0.615cm" svg:x="7.705cm" svg:y="26.992cm" svg:viewBox="0 0 1768 616" svg:d="M76 616h1616c51 0 76-26 76-77v-463c0-51-25-76-76-76h-1616c-51 0-76 25-76 76v463c0 51 25 77 76 77z">
              <text:p/>
            </draw:path>
            <draw:path draw:style-name="gr7" draw:text-style-name="P3" draw:layer="layout" svg:width="1.767cm" svg:height="0.615cm" svg:x="7.705cm" svg:y="26.992cm" svg:viewBox="0 0 1768 616" svg:d="M76 616h1616c51 0 76-26 76-77v-463c0-51-25-76-76-76h-1616c-51 0-76 25-76 76v463c0 51 25 77 76 77z">
              <text:p/>
            </draw:path>
          </draw:g>
          <draw:frame draw:style-name="gr4" draw:text-style-name="P2" draw:layer="layout" svg:width="1.767cm" svg:height="1.045cm" svg:x="7.705cm" svg:y="26.777cm">
            <draw:text-box>
              <text:p text:style-name="P1"><text:span text:style-name="T5">BP080_</text:span><text:span text:style-name="T5">システムプロセスステップ</text:span></text:p>
            </draw:text-box>
          </draw:frame>
        </draw:g>
        <draw:g>
          <draw:g>
            <draw:path draw:style-name="gr6" draw:text-style-name="P5" draw:layer="layout" svg:width="1.733cm" svg:height="1.399cm" svg:x="9.956cm" svg:y="25.87cm" svg:viewBox="0 0 1734 1400" svg:d="M0 216v968c0 38 40 75 116 108s186 60 318 79c131 19 281 29 433 29s302-10 434-29c131-19 241-46 317-79s116-70 116-108v-968c0-38-40-75-116-108s-186-60-318-79c-131-19-281-29-433-29s-302 10-434 29c-131 19-241 46-317 79s-116 70-116 108z">
              <text:p/>
            </draw:path>
            <draw:path draw:style-name="gr3" draw:text-style-name="P3" draw:layer="layout" svg:width="1.733cm" svg:height="1.399cm" svg:x="9.956cm" svg:y="25.87cm" svg:viewBox="0 0 1734 1400" svg:d="M0 216v968c0 38 40 75 116 108s186 60 318 79c131 19 281 29 433 29s302-10 434-29c131-19 241-46 317-79s116-70 116-108v-968c0-38-40-75-116-108s-186-60-318-79c-131-19-281-29-433-29s-302 10-434 29c-131 19-241 46-317 79s-116 70-116 108zM0 216c0 38 40 75 116 108s186 60 318 79c131 19 281 29 433 29s302-10 434-29c131-19 241-46 317-79s116-70 116-108">
              <text:p/>
            </draw:path>
          </draw:g>
          <draw:frame draw:style-name="gr13" draw:text-style-name="P2" draw:layer="layout" svg:width="1.733cm" svg:height="0.75cm" svg:x="9.956cm" svg:y="26.303cm">
            <draw:text-box>
              <text:p text:style-name="P6"><text:span text:style-name="T5">テーブル名称</text:span></text:p>
            </draw:text-box>
          </draw:frame>
        </draw:g>
        <draw:g>
          <draw:polygon draw:style-name="gr6" draw:text-style-name="P5" draw:layer="layout" svg:width="1.283cm" svg:height="1.283cm" svg:x="1.621cm" svg:y="26.079cm" svg:viewBox="0 0 1284 1284" draw:points="280,843 0,843 0,1284 1284,1284 1284,843 1003,843 1003,782 1123,782 1123,0 160,0 160,782 280,782">
            <text:p/>
          </draw:polygon>
          <draw:path draw:style-name="gr3" draw:text-style-name="P3" draw:layer="layout" svg:width="1.283cm" svg:height="1.283cm" svg:x="1.621cm" svg:y="26.079cm" svg:viewBox="0 0 1284 1284" svg:d="M280 843h-280v441h1284v-441h-281v-61h120v-782h-963v782h120zM280 843h723M280 782h723">
            <text:p/>
          </draw:path>
        </draw:g>
        <draw:g>
          <draw:path draw:style-name="gr6" draw:text-style-name="P5" draw:layer="layout" svg:width="0.521cm" svg:height="0.361cm" svg:x="2.283cm" svg:y="26.961cm" svg:viewBox="0 0 522 362" svg:d="M0 362h422v-362h-422zM462 60h60v-60h-60z">
            <text:p/>
          </draw:path>
          <draw:path draw:style-name="gr7" draw:text-style-name="P3" draw:layer="layout" svg:width="0.521cm" svg:height="0.361cm" svg:x="2.283cm" svg:y="26.961cm" svg:viewBox="0 0 522 362" svg:d="M0 362h422v-362h-422zM0 121h422M0 241h422M20 181h382M240 221h121v-80h-121zM462 60h60v-60h-60z">
            <text:p/>
          </draw:path>
        </draw:g>
        <draw:g>
          <draw:path draw:style-name="gr14" draw:text-style-name="P8" draw:layer="layout" svg:width="1.203cm" svg:height="0.862cm" svg:x="1.661cm" svg:y="26.169cm" svg:viewBox="0 0 1204 863" svg:d="M1008 617h45v-15h-45zM270 512v-452h663v452zM240 542h723v-512h30v-30h-783v572h30zM0 833h120v-41h-120zM702 863h261v-20h-261zM1163 813h41v-21h-41zM1163 853h41v-20h-41z">
            <text:p/>
          </draw:path>
          <draw:path draw:style-name="gr7" draw:text-style-name="P3" draw:layer="layout" svg:width="1.203cm" svg:height="0.862cm" svg:x="1.661cm" svg:y="26.169cm" svg:viewBox="0 0 1204 863" svg:d="M1008 617h45v-15h-45zM270 512v-452h663v452zM240 542h723v-512h30v-30h-783v572h30zM120 647h963M360 692v-45M601 692v-45M0 833h120v-41h-120zM702 863h261v-20h-261zM1163 813h41v-21h-41zM1163 853h41v-20h-41z">
            <text:p/>
          </draw:path>
        </draw:g>
        <draw:frame draw:style-name="gr15" draw:text-style-name="P2" draw:layer="layout" svg:width="2.117cm" svg:height="0.537cm" svg:x="1.204cm" svg:y="27.362cm">
          <draw:text-box>
            <text:p text:style-name="P6"><text:span text:style-name="T6">画面名称</text:span></text:p>
          </draw:text-box>
        </draw:frame>
        <draw:g>
          <draw:g>
            <draw:path draw:style-name="gr11" draw:text-style-name="P7" draw:layer="layout" svg:width="1.767cm" svg:height="0.615cm" svg:x="2.336cm" svg:y="26.787cm" svg:viewBox="0 0 1768 616" svg:d="M76 616h1616c51 0 76-26 76-77v-463c0-51-25-76-76-76h-1616c-51 0-76 25-76 76v463c0 51 25 77 76 77z">
              <text:p/>
            </draw:path>
            <draw:path draw:style-name="gr7" draw:text-style-name="P3" draw:layer="layout" svg:width="1.767cm" svg:height="0.615cm" svg:x="2.336cm" svg:y="26.787cm" svg:viewBox="0 0 1768 616" svg:d="M76 616h1616c51 0 76-26 76-77v-463c0-51-25-76-76-76h-1616c-51 0-76 25-76 76v463c0 51 25 77 76 77z">
              <text:p/>
            </draw:path>
          </draw:g>
          <draw:frame draw:style-name="gr4" draw:text-style-name="P2" draw:layer="layout" svg:width="1.767cm" svg:height="1.045cm" svg:x="2.336cm" svg:y="26.572cm">
            <draw:text-box>
              <text:p text:style-name="P1"><text:span text:style-name="T5">BP080_</text:span><text:span text:style-name="T5">システムプロセスステップ</text:span></text:p>
            </draw:text-box>
          </draw:frame>
        </draw:g>
        <draw:g>
          <draw:polygon draw:style-name="gr3" draw:text-style-name="P3" draw:layer="layout" svg:width="2.143cm" svg:height="0.953cm" svg:x="24.772cm" svg:y="0.599cm" svg:viewBox="0 0 2144 954" draw:points="0,954 2144,954 2144,0 0,0">
            <text:p/>
          </draw:polygon>
          <draw:frame draw:style-name="gr5" draw:text-style-name="P2" draw:layer="layout" svg:width="2.143cm" svg:height="0.953cm" svg:x="24.772cm" svg:y="0.599cm">
            <draw:text-box>
              <text:p text:style-name="P1"><text:span text:style-name="T4">2016/11/15</text:span></text:p>
            </draw:text-box>
          </draw:frame>
        </draw:g>
        <draw:g>
          <draw:polygon draw:style-name="gr3" draw:text-style-name="P3" draw:layer="layout" svg:width="1.59cm" svg:height="0.953cm" svg:x="23.185cm" svg:y="0.599cm" svg:viewBox="0 0 1591 954" draw:points="0,954 1591,954 1591,0 0,0">
            <text:p/>
          </draw:polygon>
          <draw:frame draw:style-name="gr5" draw:text-style-name="P2" draw:layer="layout" svg:width="1.59cm" svg:height="0.953cm" svg:x="23.185cm" svg:y="0.599cm">
            <draw:text-box>
              <text:p text:style-name="P1"><text:span text:style-name="T4">作成日</text:span></text:p>
            </draw:text-box>
          </draw:frame>
        </draw:g>
        <draw:polygon draw:style-name="gr3" draw:text-style-name="P3" draw:layer="layout" svg:width="2.064cm" svg:height="0.953cm" svg:x="32.154cm" svg:y="0.599cm" svg:viewBox="0 0 2065 954" draw:points="0,954 2065,954 2065,0 0,0">
          <text:p/>
        </draw:polygon>
        <draw:g>
          <draw:polygon draw:style-name="gr3" draw:text-style-name="P3" draw:layer="layout" svg:width="1.429cm" svg:height="0.953cm" svg:x="30.725cm" svg:y="0.599cm" svg:viewBox="0 0 1430 954" draw:points="0,954 1430,954 1430,0 0,0">
            <text:p/>
          </draw:polygon>
          <draw:frame draw:style-name="gr5" draw:text-style-name="P2" draw:layer="layout" svg:width="1.429cm" svg:height="0.953cm" svg:x="30.725cm" svg:y="0.599cm">
            <draw:text-box>
              <text:p text:style-name="P1"><text:span text:style-name="T4">更新日</text:span></text:p>
            </draw:text-box>
          </draw:frame>
        </draw:g>
        <draw:polygon draw:style-name="gr3" draw:text-style-name="P3" draw:layer="layout" svg:width="2.143cm" svg:height="0.953cm" svg:x="35.726cm" svg:y="0.599cm" svg:viewBox="0 0 2144 954" draw:points="0,954 2144,954 2144,0 0,0">
          <text:p/>
        </draw:polygon>
        <draw:g>
          <draw:polygon draw:style-name="gr3" draw:text-style-name="P3" draw:layer="layout" svg:width="1.508cm" svg:height="0.953cm" svg:x="34.218cm" svg:y="0.599cm" svg:viewBox="0 0 1509 954" draw:points="0,954 1509,954 1509,0 0,0">
            <text:p/>
          </draw:polygon>
          <draw:frame draw:style-name="gr5" draw:text-style-name="P2" draw:layer="layout" svg:width="1.508cm" svg:height="0.953cm" svg:x="34.218cm" svg:y="0.599cm">
            <draw:text-box>
              <text:p text:style-name="P1"><text:span text:style-name="T4">更新者</text:span></text:p>
            </draw:text-box>
          </draw:frame>
        </draw:g>
        <draw:g>
          <draw:polygon draw:style-name="gr3" draw:text-style-name="P3" draw:layer="layout" svg:width="2.223cm" svg:height="0.953cm" svg:x="28.503cm" svg:y="0.599cm" svg:viewBox="0 0 2224 954" draw:points="0,954 2224,954 2224,0 0,0">
            <text:p/>
          </draw:polygon>
          <draw:frame draw:style-name="gr5" draw:text-style-name="P2" draw:layer="layout" svg:width="2.223cm" svg:height="0.953cm" svg:x="28.503cm" svg:y="0.599cm">
            <draw:text-box>
              <text:p text:style-name="P1"><text:span text:style-name="T4">SCSK </text:span><text:span text:style-name="T4">渡邊</text:span></text:p>
            </draw:text-box>
          </draw:frame>
        </draw:g>
        <draw:g>
          <draw:polygon draw:style-name="gr3" draw:text-style-name="P3" draw:layer="layout" svg:width="1.588cm" svg:height="0.953cm" svg:x="26.915cm" svg:y="0.599cm" svg:viewBox="0 0 1589 954" draw:points="0,954 1589,954 1589,0 0,0">
            <text:p/>
          </draw:polygon>
          <draw:frame draw:style-name="gr5" draw:text-style-name="P2" draw:layer="layout" svg:width="1.588cm" svg:height="0.953cm" svg:x="26.915cm" svg:y="0.599cm">
            <draw:text-box>
              <text:p text:style-name="P1"><text:span text:style-name="T4">作成者</text:span></text:p>
            </draw:text-box>
          </draw:frame>
        </draw:g>
        <draw:g>
          <draw:polygon draw:style-name="gr3" draw:text-style-name="P3" draw:layer="layout" svg:width="1.866cm" svg:height="0.953cm" svg:x="38.901cm" svg:y="0.599cm" svg:viewBox="0 0 1867 954" draw:points="0,954 1867,954 1867,0 0,0">
            <text:p/>
          </draw:polygon>
          <draw:frame draw:style-name="gr5" draw:text-style-name="P9" draw:layer="layout" svg:width="1.866cm" svg:height="0.953cm" svg:x="38.901cm" svg:y="0.599cm">
            <draw:text-box>
              <text:p text:style-name="P1"><text:span text:style-name="T7">Issue1.1</text:span></text:p>
            </draw:text-box>
          </draw:frame>
        </draw:g>
        <draw:g>
          <draw:polygon draw:style-name="gr3" draw:text-style-name="P3" draw:layer="layout" svg:width="1.032cm" svg:height="0.953cm" svg:x="37.869cm" svg:y="0.599cm" svg:viewBox="0 0 1033 954" draw:points="0,954 1033,954 1033,0 0,0">
            <text:p/>
          </draw:polygon>
          <draw:frame draw:style-name="gr5" draw:text-style-name="P2" draw:layer="layout" svg:width="1.032cm" svg:height="0.953cm" svg:x="37.869cm" svg:y="0.599cm">
            <draw:text-box>
              <text:p text:style-name="P1"><text:span text:style-name="T4">Ver.</text:span></text:p>
            </draw:text-box>
          </draw:frame>
        </draw:g>
        <draw:g>
          <draw:g>
            <draw:path draw:style-name="gr6" draw:text-style-name="P5" draw:layer="layout" svg:width="0.976cm" svg:height="0.976cm" svg:x="15.406cm" svg:y="26.082cm" svg:viewBox="0 0 977 977" svg:d="M0 489c0-86 23-170 65-245 43-74 105-136 179-179 75-42 159-65 244-65 86 0 170 23 245 65 74 43 136 105 179 179 42 75 65 159 65 244v1c0 85-23 169-65 244-43 74-105 136-179 179-75 42-159 65-244 65-86 0-170-23-245-65-74-43-136-105-179-179-42-75-65-159-65-244z">
              <text:p/>
            </draw:path>
            <draw:path draw:style-name="gr7" draw:text-style-name="P3" draw:layer="layout" svg:width="0.976cm" svg:height="0.976cm" svg:x="15.406cm" svg:y="26.082cm" svg:viewBox="0 0 977 977" svg:d="M0 489c0-86 23-170 65-245 43-74 105-136 179-179 75-42 159-65 244-65 86 0 170 23 245 65 74 43 136 105 179 179 42 75 65 159 65 244v1c0 85-23 169-65 244-43 74-105 136-179 179-75 42-159 65-244 65-86 0-170-23-245-65-74-43-136-105-179-179-42-75-65-159-65-244z">
              <text:p/>
            </draw:path>
          </draw:g>
          <draw:frame draw:style-name="gr16" draw:text-style-name="P2" draw:layer="layout" svg:width="0.976cm" svg:height="0.976cm" svg:x="15.406cm" svg:y="26.082cm">
            <draw:text-box>
              <text:p text:style-name="P6"><text:span text:style-name="T5">番号</text:span></text:p>
            </draw:text-box>
          </draw:frame>
        </draw:g>
        <draw:frame draw:style-name="gr15" draw:text-style-name="P2" draw:layer="layout" svg:width="10.358cm" svg:height="0.537cm" svg:x="16.601cm" svg:y="28.397cm">
          <draw:text-box>
            <text:p text:style-name="P6"><text:span text:style-name="T5">CONFIDENTIAL</text:span><text:span text:style-name="T5">　株式会社伊藤園　</text:span><text:span text:style-name="T5">SCSK</text:span><text:span text:style-name="T5">株式会社</text:span></text:p>
          </draw:text-box>
        </draw:frame>
        <draw:g>
          <draw:g>
            <draw:path draw:style-name="gr6" draw:text-style-name="P5" draw:layer="layout" svg:width="2.226cm" svg:height="1.887cm" svg:x="16.914cm" svg:y="25.502cm" svg:viewBox="0 0 2227 1888" svg:d="M322 1479c2 43 14 85 34 122 23 41 55 75 94 99 38 24 82 36 127 36 40 0 78-10 114-28 31 54 74 98 125 130 54 33 115 50 178 50 62 0 123-17 177-50s98-80 129-137c14-24 24-50 32-77 0 3 0 6 0 9 0 20 5 40 14 57 10 17 23 31 39 41 17 10 35 15 54 15 3 0 6 0 8 0 20 3 39 4 59 4 72 0 142-19 204-57 51-32 96-75 130-126 12 2 25 3 38 3 45 0 89-12 127-36 39-23 70-57 93-98 6-12 12-25 17-38 3-53-5-108-24-161-24-67-64-129-117-180-9-8-17-16-26-23 20-20 39-39 58-60 85-91 159-191 221-299 0-7 0-14 0-21 0-92-26-183-75-263-50-80-121-147-207-193-4-2-8-4-11-6-6-12-12-23-19-35-29-47-72-87-123-115-52-27-110-42-169-42s-117 15-169 42c-51 28-93 68-123 115-30 48-45 102-45 157 0 10 0 20 1 29-13-20-29-38-48-53-35-28-79-47-128-55-48-8-99-4-148 11-48 15-92 40-128 74-12 11-23 23-33 36-28-15-57-27-87-36-70-22-144-26-213-14-70 12-134 41-185 84s-88 98-107 159c-19 62-19 128 0 192 13 46 35 90 66 129-39 6-77 19-111 38-50 26-92 65-121 112-28 46-44 99-44 153 0 53 16 106 44 153 29 46 71 85 121 112 48 26 102 40 157 41z">
              <text:p/>
            </draw:path>
            <draw:path draw:style-name="gr7" draw:text-style-name="P3" draw:layer="layout" svg:width="2.226cm" svg:height="1.887cm" svg:x="16.914cm" svg:y="25.502cm" svg:viewBox="0 0 2227 1888" svg:d="M322 1479c2 43 14 85 34 122 23 41 55 75 94 99 38 24 82 36 127 36 40 0 78-10 114-28 31 54 74 98 125 130 54 33 115 50 178 50 62 0 123-17 177-50s98-80 129-137c14-24 24-50 32-77 0 3 0 6 0 9 0 20 5 40 14 57 10 17 23 31 39 41 17 10 35 15 54 15 3 0 6 0 8 0 20 3 39 4 59 4 72 0 142-19 204-57 51-32 96-75 130-126 12 2 25 3 38 3 45 0 89-12 127-36 39-23 70-57 93-98 6-12 12-25 17-38 3-53-5-108-24-161-24-67-64-129-117-180-9-8-17-16-26-23 20-20 39-39 58-60 85-91 159-191 221-299 0-7 0-14 0-21 0-92-26-183-75-263-50-80-121-147-207-193-4-2-8-4-11-6-6-12-12-23-19-35-29-47-72-87-123-115-52-27-110-42-169-42s-117 15-169 42c-51 28-93 68-123 115-30 48-45 102-45 157 0 10 0 20 1 29-13-20-29-38-48-53-35-28-79-47-128-55-48-8-99-4-148 11-48 15-92 40-128 74-12 11-23 23-33 36-28-15-57-27-87-36-70-22-144-26-213-14-70 12-134 41-185 84s-88 98-107 159c-19 62-19 128 0 192 13 46 35 90 66 129-39 6-77 19-111 38-50 26-92 65-121 112-28 46-44 99-44 153 0 53 16 106 44 153 29 46 71 85 121 112 48 26 102 40 157 41z">
              <text:p/>
            </draw:path>
          </draw:g>
          <draw:frame draw:style-name="gr17" draw:text-style-name="P2" draw:layer="layout" svg:width="2.223cm" svg:height="1.883cm" svg:x="16.914cm" svg:y="25.502cm">
            <draw:text-box>
              <text:p text:style-name="P6"><text:span text:style-name="T5">他システム名</text:span></text:p>
              <text:p text:style-name="P6"><text:span text:style-name="T5">/</text:span><text:span text:style-name="T5">他領域名</text:span></text:p>
              <text:p text:style-name="P6"><text:span text:style-name="T5">(INBOUND</text:span><text:span text:style-name="T5">、</text:span><text:span text:style-name="T5">OUTBOUND)</text:span></text:p>
            </draw:text-box>
          </draw:frame>
        </draw:g>
        <draw:g>
          <draw:polygon draw:style-name="gr18" draw:text-style-name="P3" draw:layer="layout" svg:width="17.304cm" svg:height="3.877cm" svg:x="1.674cm" svg:y="2.372cm" svg:viewBox="0 0 17305 3878" draw:points="0,3878 17305,3878 17305,0 0,0">
            <text:p/>
          </draw:polygon>
          <draw:frame draw:style-name="gr19" draw:text-style-name="P10" draw:layer="layout" svg:width="17.304cm" svg:height="3.877cm" svg:x="1.674cm" svg:y="2.372cm">
            <draw:text-box>
              <text:p text:style-name="P1"><text:span text:style-name="T8">処理概要</text:span></text:p>
              <text:p text:style-name="P1"><text:span text:style-name="T3">　</text:span><text:span text:style-name="T3">EBS AP</text:span><text:span text:style-name="T3">に登録されたデータを</text:span><text:span text:style-name="T3">ERP AP</text:span><text:span text:style-name="T3">に登録、付加情報更新等を実施し、</text:span><text:span text:style-name="T3">GL</text:span><text:span text:style-name="T3">へ転送、総勘定元帳へ転記する。</text:span></text:p>
              <text:p text:style-name="P1"><text:span text:style-name="T3"/></text:p>
              <text:p text:style-name="P1"><text:span text:style-name="T8">システム利用者</text:span></text:p>
              <text:p text:style-name="P1"><text:span text:style-name="T9"><text:s/></text:span><text:span text:style-name="T9">システム定期実行</text:span></text:p>
              <text:p text:style-name="P1"><text:span text:style-name="T9"/></text:p>
              <text:p text:style-name="P1"><text:span text:style-name="T8">処理タイミング、その他</text:span></text:p>
              <text:p text:style-name="P1"><text:span text:style-name="T9">　日次の夜間バッチで処理を行う。</text:span></text:p>
            </draw:text-box>
          </draw:frame>
        </draw:g>
        <draw:g>
          <draw:polygon draw:style-name="gr3" draw:text-style-name="P3" draw:layer="layout" svg:width="2.143cm" svg:height="0.953cm" svg:x="35.726cm" svg:y="0.599cm" svg:viewBox="0 0 2144 954" draw:points="0,954 2144,954 2144,0 0,0">
            <text:p/>
          </draw:polygon>
          <draw:frame draw:style-name="gr5" draw:text-style-name="P9" draw:layer="layout" svg:width="2.143cm" svg:height="0.953cm" svg:x="35.726cm" svg:y="0.599cm">
            <draw:text-box>
              <text:p text:style-name="P1"><text:span text:style-name="T7">SCSK</text:span><text:span text:style-name="T7">村澤</text:span></text:p>
            </draw:text-box>
          </draw:frame>
        </draw:g>
        <draw:g>
          <draw:polygon draw:style-name="gr3" draw:text-style-name="P3" draw:layer="layout" svg:width="2.064cm" svg:height="0.953cm" svg:x="32.154cm" svg:y="0.599cm" svg:viewBox="0 0 2065 954" draw:points="0,954 2065,954 2065,0 0,0">
            <text:p/>
          </draw:polygon>
          <draw:frame draw:style-name="gr5" draw:text-style-name="P9" draw:layer="layout" svg:width="2.064cm" svg:height="0.953cm" svg:x="32.154cm" svg:y="0.599cm">
            <draw:text-box>
              <text:p text:style-name="P1"><text:span text:style-name="T7">2022/08/19</text:span></text:p>
            </draw:text-box>
          </draw:frame>
        </draw:g>
        <draw:g>
          <draw:g>
            <draw:path draw:style-name="gr6" draw:text-style-name="P5" draw:layer="layout" svg:width="2.539cm" svg:height="0.992cm" svg:x="2.024cm" svg:y="8.666cm" svg:viewBox="0 0 2540 993" svg:d="M496 993h1548c87 0 172-23 248-67 75-43 138-106 182-181 43-76 66-161 66-249 0-87-23-172-66-248-44-75-107-138-182-181-76-44-161-67-248-67h-1548c-87 0-172 23-248 67-75 43-138 106-182 181-43 76-66 161-66 249 0 87 23 172 66 248 44 75 107 138 182 181 76 44 161 67 248 67z">
              <text:p/>
            </draw:path>
            <draw:path draw:style-name="gr7" draw:text-style-name="P3" draw:layer="layout" svg:width="2.539cm" svg:height="0.992cm" svg:x="2.024cm" svg:y="8.666cm" svg:viewBox="0 0 2540 993" svg:d="M496 993h1548c87 0 172-23 248-67 75-43 138-106 182-181 43-76 66-161 66-249 0-87-23-172-66-248-44-75-107-138-182-181-76-44-161-67-248-67h-1548c-87 0-172 23-248 67-75 43-138 106-182 181-43 76-66 161-66 249 0 87 23 172 66 248 44 75 107 138 182 181 76 44 161 67 248 67z">
              <text:p/>
            </draw:path>
          </draw:g>
          <draw:frame draw:style-name="gr20" draw:text-style-name="P2" draw:layer="layout" svg:width="2.54cm" svg:height="0.992cm" svg:x="2.024cm" svg:y="8.666cm">
            <draw:text-box>
              <text:p text:style-name="P6"><text:span text:style-name="T4">START</text:span></text:p>
            </draw:text-box>
          </draw:frame>
        </draw:g>
        <draw:g xml:id="id13" draw:id="id13">
          <draw:g>
            <draw:path draw:style-name="gr6" draw:text-style-name="P5" draw:layer="layout" svg:width="2.54cm" svg:height="0.953cm" svg:x="29.247cm" svg:y="17.929cm" svg:viewBox="0 0 2541 954" svg:d="M476 954h1589c83 0 165-22 238-64 72-42 132-102 174-174 42-73 64-155 64-239s-22-166-64-239c-42-72-102-132-174-174-73-42-155-64-238-64h-1589c-83 0-165 22-238 64-72 42-132 102-174 175-42 72-64 154-64 238s22 166 64 239c42 72 102 132 174 174 73 42 155 64 238 64z">
              <text:p/>
            </draw:path>
            <draw:path draw:style-name="gr7" draw:text-style-name="P3" draw:layer="layout" svg:width="2.54cm" svg:height="0.953cm" svg:x="29.247cm" svg:y="17.929cm" svg:viewBox="0 0 2541 954" svg:d="M476 954h1589c83 0 165-22 238-64 72-42 132-102 174-174 42-73 64-155 64-239s-22-166-64-239c-42-72-102-132-174-174-73-42-155-64-238-64h-1589c-83 0-165 22-238 64-72 42-132 102-174 175-42 72-64 154-64 238s22 166 64 239c42 72 102 132 174 174 73 42 155 64 238 64z">
              <text:p/>
            </draw:path>
          </draw:g>
          <draw:frame draw:style-name="gr21" draw:text-style-name="P2" draw:layer="layout" svg:width="2.54cm" svg:height="0.953cm" svg:x="29.247cm" svg:y="17.929cm">
            <draw:text-box>
              <text:p text:style-name="P6"><text:span text:style-name="T4">END</text:span></text:p>
            </draw:text-box>
          </draw:frame>
        </draw:g>
        <draw:path draw:style-name="gr22" draw:text-style-name="P3" draw:layer="layout" svg:width="0.833cm" svg:height="0.003cm" svg:x="4.564cm" svg:y="9.159cm" svg:viewBox="0 0 834 4" svg:d="M0 4h475c1 0 2-1 2-2s0-2 1-2h356">
          <text:p/>
        </draw:path>
        <draw:g>
          <draw:g>
            <draw:path draw:style-name="gr6" draw:text-style-name="P5" draw:layer="layout" svg:width="2.555cm" svg:height="2.183cm" svg:x="28.695cm" svg:y="9.776cm" svg:viewBox="0 0 2556 2184" svg:d="M0 319v1546c0 56 59 111 171 159 112 49 274 89 468 117s415 43 639 43 445-15 639-43 356-68 468-117c112-48 171-103 171-159v-1546c0-56-59-111-171-159-112-49-274-89-468-117s-415-43-639-43-445 15-639 43-356 68-468 117c-112 48-171 103-171 159z">
              <text:p/>
            </draw:path>
            <draw:path draw:style-name="gr3" draw:text-style-name="P3" draw:layer="layout" svg:width="2.555cm" svg:height="2.183cm" svg:x="28.695cm" svg:y="9.776cm" svg:viewBox="0 0 2556 2184" svg:d="M0 319v1546c0 56 59 111 171 159 112 49 274 89 468 117s415 43 639 43 445-15 639-43 356-68 468-117c112-48 171-103 171-159v-1546c0-56-59-111-171-159-112-49-274-89-468-117s-415-43-639-43-445 15-639 43-356 68-468 117c-112 48-171 103-171 159zM0 319c0 56 59 111 171 160s274 89 468 117 415 43 639 43 445-15 639-43 356-68 468-117 171-104 171-160">
              <text:p/>
            </draw:path>
          </draw:g>
          <draw:frame draw:style-name="gr23" draw:text-style-name="P2" draw:layer="layout" svg:width="2.555cm" svg:height="1.225cm" svg:x="28.695cm" svg:y="10.415cm">
            <draw:text-box>
              <text:p text:style-name="P6"><text:span text:style-name="T3">ERP</text:span><text:span text:style-name="T9">標準：</text:span></text:p>
              <text:p text:style-name="P6"><text:span text:style-name="T9">AP</text:span><text:span text:style-name="T9">請求書明細</text:span></text:p>
            </draw:text-box>
          </draw:frame>
        </draw:g>
        <draw:line draw:style-name="gr22" draw:text-style-name="P3" draw:layer="layout" svg:x1="38.842cm" svg:y1="9.182cm" svg:x2="39.5cm" svg:y2="9.182cm">
          <text:p/>
        </draw:line>
        <draw:g xml:id="id3" draw:id="id3">
          <draw:polygon draw:style-name="gr7" draw:text-style-name="P3" draw:layer="layout" svg:width="3.016cm" svg:height="1.905cm" svg:x="16.287cm" svg:y="8.229cm" svg:viewBox="0 0 3017 1906" draw:points="158,0 0,158 0,1747 158,1906 2858,1906 3017,1747 3017,158 2858,0">
            <text:p/>
          </draw:polygon>
        </draw:g>
        <draw:frame draw:style-name="gr24" draw:text-style-name="P9" draw:layer="layout" svg:width="3.016cm" svg:height="0.341cm" svg:x="16.187cm" svg:y="8.228cm">
          <draw:text-box>
            <text:p text:style-name="P1"><text:span text:style-name="T10">CFO_007_A02</text:span></text:p>
          </draw:text-box>
        </draw:frame>
        <draw:g>
          <draw:g>
            <draw:path draw:style-name="gr11" draw:text-style-name="P7" draw:layer="layout" svg:width="3.204cm" svg:height="0.601cm" svg:x="16.624cm" svg:y="9.964cm" svg:viewBox="0 0 3205 602" svg:d="M101 602h3002c68 0 102-34 102-101v-400c0-67-34-101-102-101h-3002c-67 0-101 34-101 101v400c0 67 34 101 101 101z">
              <text:p/>
            </draw:path>
            <draw:path draw:style-name="gr7" draw:text-style-name="P3" draw:layer="layout" svg:width="3.204cm" svg:height="0.601cm" svg:x="16.624cm" svg:y="9.964cm" svg:viewBox="0 0 3205 602" svg:d="M101 602h3002c68 0 102-34 102-101v-400c0-67-34-101-102-101h-3002c-67 0-101 34-101 101v400c0 67 34 101 101 101z">
              <text:p/>
            </draw:path>
          </draw:g>
          <draw:frame draw:style-name="gr25" draw:text-style-name="P9" draw:layer="layout" svg:width="3.204cm" svg:height="0.707cm" svg:x="16.624cm" svg:y="9.911cm">
            <draw:text-box>
              <text:p text:style-name="P11"><text:span text:style-name="T11">K0303_01_008:</text:span><text:span text:style-name="T11">承認済仕入先請求書の抽出</text:span></text:p>
            </draw:text-box>
          </draw:frame>
        </draw:g>
        <draw:frame draw:style-name="gr26" draw:text-style-name="P9" xml:id="id4" draw:id="id4" draw:layer="layout" svg:width="3.016cm" svg:height="1.566cm" svg:x="16.35cm" svg:y="8.55cm">
          <draw:text-box>
            <text:p text:style-name="P6"><text:span text:style-name="T10">EBS</text:span><text:span text:style-name="T10">アドオン：承認済仕入先請求書抽出</text:span></text:p>
          </draw:text-box>
        </draw:frame>
        <draw:g>
          <draw:polygon draw:style-name="gr7" draw:text-style-name="P3" draw:layer="layout" svg:width="3.016cm" svg:height="1.905cm" svg:x="35.826cm" svg:y="8.229cm" svg:viewBox="0 0 3017 1906" draw:points="158,0 0,158 0,1747 158,1906 2858,1906 3017,1747 3017,158 2858,0">
            <text:p/>
          </draw:polygon>
        </draw:g>
        <draw:frame draw:style-name="gr24" draw:text-style-name="P9" draw:layer="layout" svg:width="3.016cm" svg:height="0.341cm" svg:x="35.826cm" svg:y="8.228cm">
          <draw:text-box>
            <text:p text:style-name="P1"><text:span text:style-name="T10">CFO_007_A05</text:span></text:p>
          </draw:text-box>
        </draw:frame>
        <draw:frame draw:style-name="gr26" draw:text-style-name="P12" draw:layer="layout" svg:width="2.924cm" svg:height="1.566cm" svg:x="35.826cm" svg:y="8.568cm">
          <draw:text-box>
            <text:p text:style-name="P6"><text:span text:style-name="T10">ERP</text:span><text:span text:style-name="T10">アドオン：</text:span><text:span text:style-name="T10">AP</text:span><text:span text:style-name="T10">請求書明細付加情報更新処理連携</text:span></text:p>
          </draw:text-box>
        </draw:frame>
        <draw:g xml:id="id7" draw:id="id7">
          <draw:g>
            <draw:path draw:style-name="gr6" draw:text-style-name="P5" draw:layer="layout" svg:width="2.555cm" svg:height="2.183cm" svg:x="28.695cm" svg:y="8.211cm" svg:viewBox="0 0 2556 2184" svg:d="M0 319v1546c0 56 59 111 171 159 112 49 274 89 468 117s415 43 639 43 445-15 639-43 356-68 468-117c112-48 171-103 171-159v-1546c0-56-59-111-171-159-112-49-274-89-468-117s-415-43-639-43-445 15-639 43-356 68-468 117c-112 48-171 103-171 159z">
              <text:p/>
            </draw:path>
            <draw:path draw:style-name="gr3" draw:text-style-name="P3" draw:layer="layout" svg:width="2.555cm" svg:height="2.183cm" svg:x="28.695cm" svg:y="8.211cm" svg:viewBox="0 0 2556 2184" svg:d="M0 319v1546c0 56 59 111 171 159 112 49 274 89 468 117s415 43 639 43 445-15 639-43 356-68 468-117c112-48 171-103 171-159v-1546c0-56-59-111-171-159-112-49-274-89-468-117s-415-43-639-43-445 15-639 43-356 68-468 117c-112 48-171 103-171 159zM0 319c0 56 59 111 171 160s274 89 468 117 415 43 639 43 445-15 639-43 356-68 468-117 171-104 171-160">
              <text:p/>
            </draw:path>
          </draw:g>
          <draw:frame draw:style-name="gr23" draw:text-style-name="P2" draw:layer="layout" svg:width="2.555cm" svg:height="1.225cm" svg:x="28.695cm" svg:y="8.85cm">
            <draw:text-box>
              <text:p text:style-name="P6"><text:span text:style-name="T3">ERP</text:span><text:span text:style-name="T9">標準：</text:span></text:p>
              <text:p text:style-name="P6"><text:span text:style-name="T9">AP</text:span><text:span text:style-name="T9">請求書ヘッダ</text:span></text:p>
            </draw:text-box>
          </draw:frame>
        </draw:g>
        <draw:g>
          <draw:g>
            <draw:path draw:style-name="gr6" draw:text-style-name="P5" draw:layer="layout" svg:width="2.555cm" svg:height="2.183cm" svg:x="17.934cm" svg:y="18.814cm" svg:viewBox="0 0 2556 2184" svg:d="M0 319v1546c0 56 59 111 171 159 112 49 274 89 468 117s415 43 639 43 445-15 639-43 356-68 468-117c112-48 171-103 171-159v-1546c0-56-59-111-171-159-112-49-274-89-468-117s-415-43-639-43-445 15-639 43-356 68-468 117c-112 48-171 103-171 159z">
              <text:p/>
            </draw:path>
            <draw:path draw:style-name="gr3" draw:text-style-name="P3" draw:layer="layout" svg:width="2.555cm" svg:height="2.183cm" svg:x="17.934cm" svg:y="18.814cm" svg:viewBox="0 0 2556 2184" svg:d="M0 319v1546c0 56 59 111 171 159 112 49 274 89 468 117s415 43 639 43 445-15 639-43 356-68 468-117c112-48 171-103 171-159v-1546c0-56-59-111-171-159-112-49-274-89-468-117s-415-43-639-43-445 15-639 43-356 68-468 117c-112 48-171 103-171 159zM0 319c0 56 59 111 171 160s274 89 468 117 415 43 639 43 445-15 639-43 356-68 468-117 171-104 171-160">
              <text:p/>
            </draw:path>
          </draw:g>
          <draw:frame draw:style-name="gr27" draw:text-style-name="P2" draw:layer="layout" svg:width="2.555cm" svg:height="1.297cm" svg:x="17.934cm" svg:y="19.417cm">
            <draw:text-box>
              <text:p text:style-name="P6"><text:span text:style-name="T3">ERP</text:span><text:span text:style-name="T9">標準：</text:span></text:p>
              <text:p text:style-name="P6"><text:span text:style-name="T9">仕訳明細</text:span></text:p>
            </draw:text-box>
          </draw:frame>
        </draw:g>
        <draw:g xml:id="id11" draw:id="id11">
          <draw:g>
            <draw:path draw:style-name="gr6" draw:text-style-name="P5" draw:layer="layout" svg:width="2.555cm" svg:height="2.183cm" svg:x="17.934cm" svg:y="17.249cm" svg:viewBox="0 0 2556 2184" svg:d="M0 319v1546c0 56 59 111 171 159 112 49 274 89 468 117s415 43 639 43 445-15 639-43 356-68 468-117c112-48 171-103 171-159v-1546c0-56-59-111-171-159-112-49-274-89-468-117s-415-43-639-43-445 15-639 43-356 68-468 117c-112 48-171 103-171 159z">
              <text:p/>
            </draw:path>
            <draw:path draw:style-name="gr3" draw:text-style-name="P3" draw:layer="layout" svg:width="2.555cm" svg:height="2.183cm" svg:x="17.934cm" svg:y="17.249cm" svg:viewBox="0 0 2556 2184" svg:d="M0 319v1546c0 56 59 111 171 159 112 49 274 89 468 117s415 43 639 43 445-15 639-43 356-68 468-117c112-48 171-103 171-159v-1546c0-56-59-111-171-159-112-49-274-89-468-117s-415-43-639-43-445 15-639 43-356 68-468 117c-112 48-171 103-171 159zM0 319c0 56 59 111 171 160s274 89 468 117 415 43 639 43 445-15 639-43 356-68 468-117 171-104 171-160">
              <text:p/>
            </draw:path>
          </draw:g>
          <draw:frame draw:style-name="gr27" draw:text-style-name="P2" draw:layer="layout" svg:width="2.555cm" svg:height="1.297cm" svg:x="17.934cm" svg:y="17.852cm">
            <draw:text-box>
              <text:p text:style-name="P6"><text:span text:style-name="T3">ERP</text:span><text:span text:style-name="T9">標準：</text:span></text:p>
              <text:p text:style-name="P6"><text:span text:style-name="T9">仕訳ヘッダ</text:span></text:p>
            </draw:text-box>
          </draw:frame>
        </draw:g>
        <draw:g>
          <draw:g>
            <draw:path draw:style-name="gr6" draw:text-style-name="P5" draw:layer="layout" svg:width="1.11cm" svg:height="1.11cm" svg:x="39.442cm" svg:y="8.62cm" svg:viewBox="0 0 1111 1111" svg:d="M1111 555c0 98-26 194-74 278-49 85-119 155-204 204-84 48-180 74-277 74-98 0-194-26-278-74-85-49-155-119-204-204-48-84-74-180-74-278 0-97 26-193 74-277 49-85 119-155 204-204 84-48 179-74 276-74 1 0 1 0 2 0 97 0 193 26 277 74 85 49 155 119 204 204 48 84 74 180 74 277z">
              <text:p/>
            </draw:path>
            <draw:path draw:style-name="gr3" draw:text-style-name="P3" draw:layer="layout" svg:width="1.11cm" svg:height="1.11cm" svg:x="39.442cm" svg:y="8.62cm" svg:viewBox="0 0 1111 1111" svg:d="M1111 555c0 98-26 194-74 278-49 85-119 155-204 204-84 48-180 74-277 74-98 0-194-26-278-74-85-49-155-119-204-204-48-84-74-180-74-278 0-97 26-193 74-277 49-85 119-155 204-204 84-48 179-74 276-74 1 0 1 0 2 0 97 0 193 26 277 74 85 49 155 119 204 204 48 84 74 180 74 277z">
              <text:p/>
            </draw:path>
          </draw:g>
          <draw:frame draw:style-name="gr28" draw:text-style-name="P2" draw:layer="layout" svg:width="1.111cm" svg:height="1.111cm" svg:x="39.442cm" svg:y="8.62cm">
            <draw:text-box>
              <text:p text:style-name="P6"><text:span text:style-name="T2">1</text:span></text:p>
            </draw:text-box>
          </draw:frame>
        </draw:g>
        <draw:g>
          <draw:path draw:style-name="gr3" draw:text-style-name="P3" draw:layer="layout" svg:width="2.381cm" svg:height="2.109cm" svg:x="5.398cm" svg:y="8.105cm" svg:viewBox="0 0 2382 2110" svg:d="M0 297v1516c0 52 55 103 160 148 104 46 254 83 436 109 181 26 386 40 595 40s414-14 595-40c182-26 332-63 436-109 105-45 160-96 160-148v-1516c0-52-55-103-160-148-104-46-254-83-436-109-181-26-386-40-595-40s-414 14-596 40c-181 26-331 63-435 109-105 45-160 96-160 148zM0 297c0 52 55 104 160 149 104 45 254 83 436 109 181 26 386 40 595 40s414-14 595-40c182-26 332-64 436-109 105-45 160-97 160-149">
            <text:p/>
          </draw:path>
          <draw:frame draw:style-name="gr29" draw:text-style-name="P2" draw:layer="layout" svg:width="2.381cm" svg:height="1.216cm" svg:x="5.398cm" svg:y="8.7cm">
            <draw:text-box>
              <text:p text:style-name="P6"><text:span text:style-name="T2">BFA</text:span><text:span text:style-name="T2">：</text:span></text:p>
              <text:p text:style-name="P6"><text:span text:style-name="T2">AP</text:span><text:span text:style-name="T2">部門入力</text:span></text:p>
            </draw:text-box>
          </draw:frame>
        </draw:g>
        <draw:g>
          <draw:polygon draw:style-name="gr7" draw:text-style-name="P3" draw:layer="layout" svg:width="2.54cm" svg:height="1.905cm" svg:x="8.969cm" svg:y="8.229cm" svg:viewBox="0 0 2541 1906" draw:points="158,0 0,158 0,1747 158,1906 2382,1906 2541,1747 2541,158 2382,0">
            <text:p/>
          </draw:polygon>
        </draw:g>
        <draw:frame draw:style-name="gr24" draw:text-style-name="P9" draw:layer="layout" svg:width="2.54cm" svg:height="0.341cm" svg:x="8.969cm" svg:y="8.228cm">
          <draw:text-box>
            <text:p text:style-name="P1"><text:span text:style-name="T10">CFO_007_A01</text:span></text:p>
          </draw:text-box>
        </draw:frame>
        <draw:frame draw:style-name="gr26" draw:text-style-name="P2" draw:layer="layout" svg:width="2.54cm" svg:height="1.566cm" svg:x="8.969cm" svg:y="8.568cm">
          <draw:text-box>
            <text:p text:style-name="P6"><text:span text:style-name="T10">EBS</text:span><text:span text:style-name="T10">アドオン：</text:span><text:span text:style-name="T2">承認済仕入先請求書の転送</text:span></text:p>
          </draw:text-box>
        </draw:frame>
        <draw:path draw:style-name="gr22" draw:text-style-name="P3" draw:layer="layout" svg:width="1.191cm" svg:height="0.023cm" svg:x="7.779cm" svg:y="9.159cm" svg:viewBox="0 0 1192 24" svg:d="M0 0h465c8 0 12 4 12 12s3 12 11 12h704">
          <text:p/>
        </draw:path>
        <draw:polyline draw:style-name="gr22" draw:text-style-name="P3" xml:id="id1" draw:id="id1" draw:layer="layout" svg:width="4.74cm" svg:height="0cm" svg:x="11.509cm" svg:y="9.182cm" svg:viewBox="0 0 4741 0" draw:points="0,0 516,0 516,0 516,0 4741,0">
          <text:p/>
        </draw:polyline>
        <draw:g>
          <draw:polygon draw:style-name="gr7" draw:text-style-name="P3" draw:layer="layout" svg:width="3.016cm" svg:height="1.905cm" svg:x="3.991cm" svg:y="17.159cm" svg:viewBox="0 0 3017 1906" draw:points="158,0 0,158 0,1747 158,1906 2858,1906 3017,1747 3017,158 2858,0">
            <text:p/>
          </draw:polygon>
        </draw:g>
        <draw:frame draw:style-name="gr24" draw:text-style-name="P9" draw:layer="layout" svg:width="3.016cm" svg:height="0.341cm" svg:x="3.991cm" svg:y="17.158cm">
          <draw:text-box>
            <text:p text:style-name="P1"><text:span text:style-name="T10">CFO_007_S01</text:span></text:p>
          </draw:text-box>
        </draw:frame>
        <draw:g>
          <draw:g>
            <draw:path draw:style-name="gr11" draw:text-style-name="P7" draw:layer="layout" svg:width="3.204cm" svg:height="0.601cm" svg:x="4.728cm" svg:y="18.894cm" svg:viewBox="0 0 3205 602" svg:d="M101 602h3002c68 0 102-34 102-101v-400c0-67-34-101-102-101h-3002c-67 0-101 34-101 101v400c0 67 34 101 101 101z">
              <text:p/>
            </draw:path>
            <draw:path draw:style-name="gr7" draw:text-style-name="P3" draw:layer="layout" svg:width="3.204cm" svg:height="0.601cm" svg:x="4.728cm" svg:y="18.894cm" svg:viewBox="0 0 3205 602" svg:d="M101 602h3002c68 0 102-34 102-101v-400c0-67-34-101-102-101h-3002c-67 0-101 34-101 101v400c0 67 34 101 101 101z">
              <text:p/>
            </draw:path>
          </draw:g>
          <draw:frame draw:style-name="gr30" draw:text-style-name="P9" draw:layer="layout" svg:width="3.204cm" svg:height="0.963cm" svg:x="4.728cm" svg:y="18.713cm">
            <draw:text-box>
              <text:p text:style-name="P1"><text:span text:style-name="T12">K0303_01_007</text:span><text:span text:style-name="T13">：</text:span><text:span text:style-name="T10">債務計上自動承認</text:span></text:p>
            </draw:text-box>
          </draw:frame>
        </draw:g>
        <draw:frame draw:style-name="gr26" draw:text-style-name="P2" xml:id="id9" draw:id="id9" draw:layer="layout" svg:width="3.016cm" svg:height="1.566cm" svg:x="3.991cm" svg:y="17.498cm">
          <draw:text-box>
            <text:p text:style-name="P6"><text:span text:style-name="T10">ERP</text:span><text:span text:style-name="T10">標準：買掛</text:span><text:span text:style-name="T10">/</text:span><text:span text:style-name="T10">未払金請求書の検証</text:span></text:p>
          </draw:text-box>
        </draw:frame>
        <draw:g>
          <draw:g>
            <draw:path draw:style-name="gr6" draw:text-style-name="P5" draw:layer="layout" svg:width="1.11cm" svg:height="1.11cm" svg:x="1.984cm" svg:y="17.476cm" svg:viewBox="0 0 1111 1111" svg:d="M1111 555c0 98-26 194-74 278-49 85-119 155-204 204-84 48-180 74-277 74-98 0-194-26-278-74-85-49-155-119-204-204-48-84-74-180-74-278 0-97 26-193 74-277 49-85 119-155 204-204 84-48 179-74 276-74 1 0 1 0 2 0 97 0 193 26 277 74 85 49 155 119 204 204 48 84 74 180 74 277z">
              <text:p/>
            </draw:path>
            <draw:path draw:style-name="gr3" draw:text-style-name="P3" draw:layer="layout" svg:width="1.11cm" svg:height="1.11cm" svg:x="1.984cm" svg:y="17.476cm" svg:viewBox="0 0 1111 1111" svg:d="M1111 555c0 98-26 194-74 278-49 85-119 155-204 204-84 48-180 74-277 74-98 0-194-26-278-74-85-49-155-119-204-204-48-84-74-180-74-278 0-97 26-193 74-277 49-85 119-155 204-204 84-48 179-74 276-74 1 0 1 0 2 0 97 0 193 26 277 74 85 49 155 119 204 204 48 84 74 180 74 277z">
              <text:p/>
            </draw:path>
          </draw:g>
          <draw:frame draw:style-name="gr28" draw:text-style-name="P2" draw:layer="layout" svg:width="1.111cm" svg:height="1.111cm" svg:x="1.984cm" svg:y="17.476cm">
            <draw:text-box>
              <text:p text:style-name="P6"><text:span text:style-name="T2">1</text:span></text:p>
            </draw:text-box>
          </draw:frame>
        </draw:g>
        <draw:line draw:style-name="gr22" draw:text-style-name="P3" draw:layer="layout" svg:x1="3.122cm" svg:y1="18.111cm" svg:x2="3.991cm" svg:y2="18.111cm">
          <text:p/>
        </draw:line>
        <draw:g>
          <draw:polygon draw:style-name="gr7" draw:text-style-name="P3" draw:layer="layout" svg:width="3.016cm" svg:height="1.905cm" svg:x="12.012cm" svg:y="17.179cm" svg:viewBox="0 0 3017 1906" draw:points="158,0 0,158 0,1747 158,1906 2858,1906 3017,1747 3017,158 2858,0">
            <text:p/>
          </draw:polygon>
        </draw:g>
        <draw:frame draw:style-name="gr24" draw:text-style-name="P9" draw:layer="layout" svg:width="3.016cm" svg:height="0.341cm" svg:x="12.012cm" svg:y="17.178cm">
          <draw:text-box>
            <text:p text:style-name="P1"><text:span text:style-name="T10">CFO_007_S02</text:span></text:p>
          </draw:text-box>
        </draw:frame>
        <draw:g>
          <draw:g>
            <draw:path draw:style-name="gr11" draw:text-style-name="P7" draw:layer="layout" svg:width="3.204cm" svg:height="0.601cm" svg:x="12.748cm" svg:y="18.814cm" svg:viewBox="0 0 3205 602" svg:d="M101 602h3002c68 0 102-34 102-101v-400c0-67-34-101-102-101h-3002c-67 0-101 34-101 101v400c0 67 34 101 101 101z">
              <text:p/>
            </draw:path>
            <draw:path draw:style-name="gr7" draw:text-style-name="P3" draw:layer="layout" svg:width="3.204cm" svg:height="0.601cm" svg:x="12.748cm" svg:y="18.814cm" svg:viewBox="0 0 3205 602" svg:d="M101 602h3002c68 0 102-34 102-101v-400c0-67-34-101-102-101h-3002c-67 0-101 34-101 101v400c0 67 34 101 101 101z">
              <text:p/>
            </draw:path>
          </draw:g>
          <draw:frame draw:style-name="gr30" draw:text-style-name="P13" draw:layer="layout" svg:width="3.204cm" svg:height="0.963cm" svg:x="12.748cm" svg:y="18.633cm">
            <draw:text-box>
              <text:p text:style-name="P6"><text:span text:style-name="T12">K0303_01_010</text:span><text:span text:style-name="T12">：</text:span><text:span text:style-name="T10">AP</text:span><text:span text:style-name="T10">仕訳</text:span></text:p>
              <text:p text:style-name="P6"><text:span text:style-name="T10">データ転送</text:span></text:p>
            </draw:text-box>
          </draw:frame>
        </draw:g>
        <draw:frame draw:style-name="gr26" draw:text-style-name="P9" xml:id="id10" draw:id="id10" draw:layer="layout" svg:width="3.016cm" svg:height="1.566cm" svg:x="12cm" svg:y="17.434cm">
          <draw:text-box>
            <text:p text:style-name="P6"><text:span text:style-name="T10">ERP</text:span><text:span text:style-name="T10">標準：会計の作成</text:span></text:p>
          </draw:text-box>
        </draw:frame>
        <draw:g>
          <draw:polygon draw:style-name="gr7" draw:text-style-name="P3" draw:layer="layout" svg:width="2.488cm" svg:height="1.905cm" svg:x="32.219cm" svg:y="8.189cm" svg:viewBox="0 0 2489 1906" draw:points="158,0 0,158 0,1747 158,1906 2330,1906 2489,1747 2489,158 2330,0">
            <text:p/>
          </draw:polygon>
        </draw:g>
        <draw:frame draw:style-name="gr24" draw:text-style-name="P9" draw:layer="layout" svg:width="2.488cm" svg:height="0.341cm" svg:x="32.219cm" svg:y="8.188cm">
          <draw:text-box>
            <text:p text:style-name="P1"><text:span text:style-name="T10">CFO_007_A04</text:span></text:p>
          </draw:text-box>
        </draw:frame>
        <draw:frame draw:style-name="gr26" draw:text-style-name="P9" xml:id="id8" draw:id="id8" draw:layer="layout" svg:width="2.488cm" svg:height="1.566cm" svg:x="32.219cm" svg:y="8.528cm">
          <draw:text-box>
            <text:p text:style-name="P6"><text:span text:style-name="T10">ERP</text:span><text:span text:style-name="T10">アドオン：</text:span><text:span text:style-name="T10">AP</text:span><text:span text:style-name="T10">請求書明細付加情報更新処理抽出</text:span></text:p>
          </draw:text-box>
        </draw:frame>
        <draw:path draw:style-name="gr22" draw:text-style-name="P3" draw:layer="layout" svg:width="1.119cm" svg:height="0.04cm" svg:x="34.707cm" svg:y="9.142cm" svg:viewBox="0 0 1120 41" svg:d="M0 0h457c13 0 20 7 20 20 0 14 7 21 20 21h623">
          <text:p/>
        </draw:path>
        <draw:g xml:id="id12" draw:id="id12">
          <draw:g>
            <draw:path draw:style-name="gr6" draw:text-style-name="P5" draw:layer="layout" svg:width="2.555cm" svg:height="2.183cm" svg:x="24.8cm" svg:y="17.35cm" svg:viewBox="0 0 2556 2184" svg:d="M0 319v1546c0 56 59 111 171 159 112 49 274 89 468 117s415 43 639 43 445-15 639-43 356-68 468-117c112-48 171-103 171-159v-1546c0-56-59-111-171-159-112-49-274-89-468-117s-415-43-639-43-445 15-639 43-356 68-468 117c-112 48-171 103-171 159z">
              <text:p/>
            </draw:path>
            <draw:path draw:style-name="gr3" draw:text-style-name="P3" draw:layer="layout" svg:width="2.555cm" svg:height="2.183cm" svg:x="24.8cm" svg:y="17.35cm" svg:viewBox="0 0 2556 2184" svg:d="M0 319v1546c0 56 59 111 171 159 112 49 274 89 468 117s415 43 639 43 445-15 639-43 356-68 468-117c112-48 171-103 171-159v-1546c0-56-59-111-171-159-112-49-274-89-468-117s-415-43-639-43-445 15-639 43-356 68-468 117c-112 48-171 103-171 159zM0 319c0 56 59 111 171 160s274 89 468 117 415 43 639 43 445-15 639-43 356-68 468-117 171-104 171-160">
              <text:p/>
            </draw:path>
          </draw:g>
          <draw:frame draw:style-name="gr23" draw:text-style-name="P2" draw:layer="layout" svg:width="2.555cm" svg:height="1.225cm" svg:x="24.8cm" svg:y="17.989cm">
            <draw:text-box>
              <text:p text:style-name="P6"><text:span text:style-name="T3">ERP</text:span><text:span text:style-name="T9">標準：</text:span></text:p>
              <text:p text:style-name="P6"><text:span text:style-name="T9">GL</text:span><text:span text:style-name="T9">残高テーブル</text:span></text:p>
            </draw:text-box>
          </draw:frame>
        </draw:g>
        <draw:g xml:id="id2" draw:id="id2">
          <draw:g>
            <draw:path draw:style-name="gr6" draw:text-style-name="P5" draw:layer="layout" svg:width="2.555cm" svg:height="2.183cm" svg:x="12.595cm" svg:y="6.547cm" svg:viewBox="0 0 2556 2184" svg:d="M0 319v1546c0 56 59 111 171 159 112 49 274 89 468 117s415 43 639 43 445-15 639-43 356-68 468-117c112-48 171-103 171-159v-1546c0-56-59-111-171-159-112-49-274-89-468-117s-415-43-639-43-445 15-639 43-356 68-468 117c-112 48-171 103-171 159z">
              <text:p/>
            </draw:path>
            <draw:path draw:style-name="gr3" draw:text-style-name="P3" draw:layer="layout" svg:width="2.555cm" svg:height="2.183cm" svg:x="12.595cm" svg:y="6.547cm" svg:viewBox="0 0 2556 2184" svg:d="M0 319v1546c0 56 59 111 171 159 112 49 274 89 468 117s415 43 639 43 445-15 639-43 356-68 468-117c112-48 171-103 171-159v-1546c0-56-59-111-171-159-112-49-274-89-468-117s-415-43-639-43-445 15-639 43-356 68-468 117c-112 48-171 103-171 159zM0 319c0 56 59 111 171 160s274 89 468 117 415 43 639 43 445-15 639-43 356-68 468-117 171-104 171-160">
              <text:p/>
            </draw:path>
          </draw:g>
          <draw:frame draw:style-name="gr31" draw:text-style-name="P9" draw:layer="layout" svg:width="2.555cm" svg:height="1.426cm" svg:x="12.595cm" svg:y="7.086cm">
            <draw:text-box>
              <text:p text:style-name="P6"><text:span text:style-name="T3">EBS</text:span><text:span text:style-name="T3">標準：</text:span></text:p>
              <text:p text:style-name="P6"><text:span text:style-name="T3">AP</text:span><text:span text:style-name="T3">オープンインタフェース</text:span></text:p>
            </draw:text-box>
          </draw:frame>
        </draw:g>
        <draw:connector draw:style-name="gr32" draw:text-style-name="P14" draw:layer="layout" svg:x1="11.509cm" svg:y1="9.182cm" svg:x2="12.595cm" svg:y2="7.639cm" draw:start-shape="id1" draw:start-glue-point="3" draw:end-shape="id2" draw:end-glue-point="3" svg:d="M11509 9182v-1543h1086" svg:viewBox="0 0 1087 1544">
          <text:p/>
        </draw:connector>
        <draw:connector draw:style-name="gr33" draw:text-style-name="P14" draw:layer="layout" svg:x1="15.151cm" svg:y1="7.639cm" svg:x2="16.287cm" svg:y2="9.182cm" draw:start-shape="id2" draw:start-glue-point="1" draw:end-shape="id3" draw:end-glue-point="3" svg:d="M15151 7639h572v1543h564" svg:viewBox="0 0 1137 1544">
          <text:p/>
        </draw:connector>
        <draw:g>
          <draw:polygon draw:style-name="gr7" draw:text-style-name="P3" draw:layer="layout" svg:width="3.016cm" svg:height="1.905cm" svg:x="20.889cm" svg:y="8.23cm" svg:viewBox="0 0 3017 1906" draw:points="158,0 0,158 0,1747 158,1906 2858,1906 3017,1747 3017,158 2858,0">
            <text:p/>
          </draw:polygon>
        </draw:g>
        <draw:frame draw:style-name="gr24" draw:text-style-name="P9" draw:layer="layout" svg:width="3.016cm" svg:height="0.341cm" svg:x="20.789cm" svg:y="8.229cm">
          <draw:text-box>
            <text:p text:style-name="P1"><text:span text:style-name="T10">CFO_007_A03</text:span></text:p>
          </draw:text-box>
        </draw:frame>
        <draw:g>
          <draw:g>
            <draw:path draw:style-name="gr11" draw:text-style-name="P7" draw:layer="layout" svg:width="3.204cm" svg:height="0.601cm" svg:x="21.226cm" svg:y="9.965cm" svg:viewBox="0 0 3205 602" svg:d="M101 602h3002c68 0 102-34 102-101v-400c0-67-34-101-102-101h-3002c-67 0-101 34-101 101v400c0 67 34 101 101 101z">
              <text:p/>
            </draw:path>
            <draw:path draw:style-name="gr7" draw:text-style-name="P3" draw:layer="layout" svg:width="3.204cm" svg:height="0.601cm" svg:x="21.226cm" svg:y="9.965cm" svg:viewBox="0 0 3205 602" svg:d="M101 602h3002c68 0 102-34 102-101v-400c0-67-34-101-102-101h-3002c-67 0-101 34-101 101v400c0 67 34 101 101 101z">
              <text:p/>
            </draw:path>
          </draw:g>
          <draw:frame draw:style-name="gr25" draw:text-style-name="P9" draw:layer="layout" svg:width="3.204cm" svg:height="0.707cm" svg:x="21.226cm" svg:y="9.912cm">
            <draw:text-box>
              <text:p text:style-name="P11"><text:span text:style-name="T11">K0303_01_011:</text:span><text:span text:style-name="T11">承認済仕入先請求書のインポート</text:span></text:p>
            </draw:text-box>
          </draw:frame>
        </draw:g>
        <draw:frame draw:style-name="gr26" draw:text-style-name="P9" xml:id="id5" draw:id="id5" draw:layer="layout" svg:width="3.016cm" svg:height="1.566cm" svg:x="20.952cm" svg:y="8.551cm">
          <draw:text-box>
            <text:p text:style-name="P6"><text:span text:style-name="T10">ERP</text:span><text:span text:style-name="T10">アドオン：承認済仕入先請求書連携</text:span></text:p>
          </draw:text-box>
        </draw:frame>
        <draw:connector draw:style-name="gr34" draw:text-style-name="P14" draw:layer="layout" svg:x1="19.366cm" svg:y1="9.333cm" svg:x2="20.952cm" svg:y2="9.334cm" draw:start-shape="id4" draw:start-glue-point="1" draw:end-shape="id5" draw:end-glue-point="3" svg:d="M19366 9333h793v1h793" svg:viewBox="0 0 1587 2">
          <text:p/>
        </draw:connector>
        <draw:frame draw:style-name="gr35" draw:text-style-name="P10" draw:layer="layout" svg:width="3.304cm" svg:height="1.192cm" svg:x="16.446cm" svg:y="10.858cm">
          <draw:text-box>
            <text:p text:style-name="P1"><text:span text:style-name="T12">・</text:span><text:span text:style-name="T10">EBS</text:span><text:span text:style-name="T10">インターフェーステーブルより抽出</text:span></text:p>
          </draw:text-box>
        </draw:frame>
        <draw:frame draw:style-name="gr36" draw:text-style-name="P10" draw:layer="layout" svg:width="3.754cm" svg:height="2.523cm" svg:x="21.046cm" svg:y="10.858cm">
          <draw:text-box>
            <text:p text:style-name="P1"><text:span text:style-name="T12">・</text:span><text:span text:style-name="T10">EBS</text:span><text:span text:style-name="T10">より連携された承認済み</text:span><text:span text:style-name="T10">AP</text:span><text:span text:style-name="T10">債務データを</text:span><text:span text:style-name="T10">ERP AP</text:span><text:span text:style-name="T10">のインタフェーステーブルに取り込み、インポート処理を実行することで</text:span><text:span text:style-name="T10">ERP AP</text:span><text:span text:style-name="T10">に取り込む。</text:span></text:p>
          </draw:text-box>
        </draw:frame>
        <draw:g xml:id="id6" draw:id="id6">
          <draw:g>
            <draw:path draw:style-name="gr6" draw:text-style-name="P5" draw:layer="layout" svg:width="2.555cm" svg:height="2.183cm" svg:x="25.295cm" svg:y="8.247cm" svg:viewBox="0 0 2556 2184" svg:d="M0 319v1546c0 56 59 111 171 159 112 49 274 89 468 117s415 43 639 43 445-15 639-43 356-68 468-117c112-48 171-103 171-159v-1546c0-56-59-111-171-159-112-49-274-89-468-117s-415-43-639-43-445 15-639 43-356 68-468 117c-112 48-171 103-171 159z">
              <text:p/>
            </draw:path>
            <draw:path draw:style-name="gr3" draw:text-style-name="P3" draw:layer="layout" svg:width="2.555cm" svg:height="2.183cm" svg:x="25.295cm" svg:y="8.247cm" svg:viewBox="0 0 2556 2184" svg:d="M0 319v1546c0 56 59 111 171 159 112 49 274 89 468 117s415 43 639 43 445-15 639-43 356-68 468-117c112-48 171-103 171-159v-1546c0-56-59-111-171-159-112-49-274-89-468-117s-415-43-639-43-445 15-639 43-356 68-468 117c-112 48-171 103-171 159zM0 319c0 56 59 111 171 160s274 89 468 117 415 43 639 43 445-15 639-43 356-68 468-117 171-104 171-160">
              <text:p/>
            </draw:path>
          </draw:g>
          <draw:frame draw:style-name="gr31" draw:text-style-name="P9" draw:layer="layout" svg:width="2.555cm" svg:height="1.426cm" svg:x="25.295cm" svg:y="8.786cm">
            <draw:text-box>
              <text:p text:style-name="P6"><text:span text:style-name="T3">ERP</text:span><text:span text:style-name="T3">標準：</text:span></text:p>
              <text:p text:style-name="P6"><text:span text:style-name="T3">AP</text:span><text:span text:style-name="T3">オープンインタフェース</text:span></text:p>
            </draw:text-box>
          </draw:frame>
        </draw:g>
        <draw:connector draw:style-name="gr37" draw:text-style-name="P14" draw:layer="layout" svg:x1="23.968cm" svg:y1="9.334cm" svg:x2="25.295cm" svg:y2="9.339cm" draw:start-shape="id5" draw:start-glue-point="1" draw:end-shape="id6" draw:end-glue-point="3" svg:d="M23968 9334h657v5h670" svg:viewBox="0 0 1328 6">
          <text:p/>
        </draw:connector>
        <draw:connector draw:style-name="gr38" draw:text-style-name="P14" draw:layer="layout" svg:x1="27.851cm" svg:y1="9.339cm" svg:x2="28.695cm" svg:y2="9.303cm" draw:start-shape="id6" draw:start-glue-point="1" draw:end-shape="id7" draw:end-glue-point="3" svg:d="M27851 9339h422v-36h422" svg:viewBox="0 0 845 37">
          <text:p/>
        </draw:connector>
        <draw:g>
          <draw:g>
            <draw:path draw:style-name="gr11" draw:text-style-name="P7" draw:layer="layout" svg:width="3.204cm" svg:height="0.601cm" svg:x="32.027cm" svg:y="9.966cm" svg:viewBox="0 0 3205 602" svg:d="M101 602h3002c68 0 102-34 102-101v-400c0-67-34-101-102-101h-3002c-67 0-101 34-101 101v400c0 67 34 101 101 101z">
              <text:p/>
            </draw:path>
            <draw:path draw:style-name="gr7" draw:text-style-name="P3" draw:layer="layout" svg:width="3.204cm" svg:height="0.601cm" svg:x="32.027cm" svg:y="9.966cm" svg:viewBox="0 0 3205 602" svg:d="M101 602h3002c68 0 102-34 102-101v-400c0-67-34-101-102-101h-3002c-67 0-101 34-101 101v400c0 67 34 101 101 101z">
              <text:p/>
            </draw:path>
          </draw:g>
          <draw:frame draw:style-name="gr25" draw:text-style-name="P9" draw:layer="layout" svg:width="3.204cm" svg:height="0.707cm" svg:x="32.027cm" svg:y="9.913cm">
            <draw:text-box>
              <text:p text:style-name="P11"><text:span text:style-name="T11">K0303_01_011:</text:span><text:span text:style-name="T11">承認済仕入先請求書のインポート</text:span></text:p>
            </draw:text-box>
          </draw:frame>
        </draw:g>
        <draw:frame draw:style-name="gr39" draw:text-style-name="P10" draw:layer="layout" svg:width="3.304cm" svg:height="1.192cm" svg:x="32cm" svg:y="10.8cm">
          <draw:text-box>
            <text:p text:style-name="P1"><text:span text:style-name="T12">・</text:span><text:span text:style-name="T10">付加情報更新対象データ抽出</text:span></text:p>
          </draw:text-box>
        </draw:frame>
        <draw:g>
          <draw:g>
            <draw:path draw:style-name="gr11" draw:text-style-name="P7" draw:layer="layout" svg:width="3.204cm" svg:height="0.601cm" svg:x="35.728cm" svg:y="9.967cm" svg:viewBox="0 0 3205 602" svg:d="M101 602h3002c68 0 102-34 102-101v-400c0-67-34-101-102-101h-3002c-67 0-101 34-101 101v400c0 67 34 101 101 101z">
              <text:p/>
            </draw:path>
            <draw:path draw:style-name="gr7" draw:text-style-name="P3" draw:layer="layout" svg:width="3.204cm" svg:height="0.601cm" svg:x="35.728cm" svg:y="9.967cm" svg:viewBox="0 0 3205 602" svg:d="M101 602h3002c68 0 102-34 102-101v-400c0-67-34-101-102-101h-3002c-67 0-101 34-101 101v400c0 67 34 101 101 101z">
              <text:p/>
            </draw:path>
          </draw:g>
          <draw:frame draw:style-name="gr25" draw:text-style-name="P9" draw:layer="layout" svg:width="3.204cm" svg:height="0.707cm" svg:x="35.728cm" svg:y="9.914cm">
            <draw:text-box>
              <text:p text:style-name="P11"><text:span text:style-name="T11">K0303_01_011:</text:span><text:span text:style-name="T11">承認済仕入先請求書のインポート</text:span></text:p>
            </draw:text-box>
          </draw:frame>
        </draw:g>
        <draw:frame draw:style-name="gr40" draw:text-style-name="P10" draw:layer="layout" svg:width="3.304cm" svg:height="1.192cm" svg:x="35.8cm" svg:y="10.8cm">
          <draw:text-box>
            <text:p text:style-name="P1"><text:span text:style-name="T12">・</text:span><text:span text:style-name="T10">付加情報更新</text:span></text:p>
          </draw:text-box>
        </draw:frame>
        <draw:connector draw:style-name="gr41" draw:text-style-name="P14" draw:layer="layout" svg:x1="31.251cm" svg:y1="9.303cm" svg:x2="32.219cm" svg:y2="9.311cm" draw:start-shape="id7" draw:start-glue-point="1" draw:end-shape="id8" draw:end-glue-point="3" svg:d="M31251 9303h491v8h477" svg:viewBox="0 0 969 9">
          <text:p/>
        </draw:connector>
        <draw:frame draw:style-name="gr42" draw:text-style-name="P10" draw:layer="layout" svg:width="3.754cm" svg:height="2.523cm" svg:x="3.846cm" svg:y="19.75cm">
          <draw:text-box>
            <text:p text:style-name="P1"><text:span text:style-name="T10">・</text:span><text:span text:style-name="T10">ERP AP</text:span><text:span text:style-name="T10">へ自動インポートされた未検証債務データを、日次夜間にシステム自動定期処理にて自動検証する。</text:span></text:p>
          </draw:text-box>
        </draw:frame>
        <draw:frame draw:style-name="gr43" draw:text-style-name="P15" draw:layer="layout" svg:width="4.454cm" svg:height="0.999cm" svg:x="11.946cm" svg:y="19.651cm">
          <draw:text-box>
            <text:p text:style-name="P1"><text:span text:style-name="T12">・</text:span><text:span text:style-name="T10"> </text:span><text:span text:style-name="T10">ERP GL</text:span><text:span text:style-name="T10">に転送、転記を行う。</text:span></text:p>
          </draw:text-box>
        </draw:frame>
        <draw:connector draw:style-name="gr44" draw:text-style-name="P14" draw:layer="layout" svg:x1="7.007cm" svg:y1="18.281cm" svg:x2="12cm" svg:y2="18.217cm" draw:start-shape="id9" draw:start-glue-point="1" draw:end-shape="id10" draw:end-glue-point="3" svg:d="M7007 18281h2497v-64h2496" svg:viewBox="0 0 4994 65">
          <text:p/>
        </draw:connector>
        <draw:connector draw:style-name="gr45" draw:text-style-name="P14" draw:layer="layout" svg:x1="15.016cm" svg:y1="18.217cm" svg:x2="17.934cm" svg:y2="18.341cm" draw:start-shape="id10" draw:start-glue-point="1" draw:end-shape="id11" draw:end-glue-point="3" svg:d="M15016 18217h1453v124h1465" svg:viewBox="0 0 2919 125">
          <text:p/>
        </draw:connector>
        <draw:connector draw:style-name="gr46" draw:text-style-name="P14" draw:layer="layout" svg:x1="27.356cm" svg:y1="18.442cm" svg:x2="29.247cm" svg:y2="18.406cm" draw:start-shape="id12" draw:start-glue-point="1" draw:end-shape="id13" draw:end-glue-point="3" svg:d="M27356 18442h950v-36h941" svg:viewBox="0 0 1892 37">
          <text:p/>
        </draw:connector>
        <draw:g>
          <draw:polygon draw:style-name="gr47" draw:text-style-name="P3" draw:layer="layout" svg:width="39.292cm" svg:height="22.543cm" svg:x="1.353cm" svg:y="1.972cm" svg:viewBox="0 0 39293 22544" draw:points="0,22544 39293,22544 39293,0 0,0">
            <text:p/>
          </draw:polygon>
        </draw:g>
        <draw:g>
          <draw:g>
            <draw:path draw:style-name="gr11" draw:text-style-name="P7" draw:layer="layout" svg:width="3.204cm" svg:height="0.601cm" svg:x="9.325cm" svg:y="9.965cm" svg:viewBox="0 0 3205 602" svg:d="M101 602h3002c68 0 102-34 102-101v-400c0-67-34-101-102-101h-3002c-67 0-101 34-101 101v400c0 67 34 101 101 101z">
              <text:p/>
            </draw:path>
            <draw:path draw:style-name="gr7" draw:text-style-name="P3" draw:layer="layout" svg:width="3.204cm" svg:height="0.601cm" svg:x="9.325cm" svg:y="9.965cm" svg:viewBox="0 0 3205 602" svg:d="M101 602h3002c68 0 102-34 102-101v-400c0-67-34-101-102-101h-3002c-67 0-101 34-101 101v400c0 67 34 101 101 101z">
              <text:p/>
            </draw:path>
          </draw:g>
          <draw:frame draw:style-name="gr25" draw:text-style-name="P9" draw:layer="layout" svg:width="3.204cm" svg:height="0.707cm" svg:x="9.325cm" svg:y="9.912cm">
            <draw:text-box>
              <text:p text:style-name="P11"><text:span text:style-name="T11">K0303_01_008:</text:span><text:span text:style-name="T11">承認済仕入先請求書の抽出</text:span></text:p>
            </draw:text-box>
          </draw:frame>
        </draw:g>
        <draw:g>
          <draw:g>
            <draw:path draw:style-name="gr6" draw:text-style-name="P5" draw:layer="layout" svg:width="2.555cm" svg:height="2.183cm" svg:x="20.434cm" svg:y="18.849cm" svg:viewBox="0 0 2556 2184" svg:d="M0 319v1546c0 56 59 111 171 159 112 49 274 89 468 117s415 43 639 43 445-15 639-43 356-68 468-117c112-48 171-103 171-159v-1546c0-56-59-111-171-159-112-49-274-89-468-117s-415-43-639-43-445 15-639 43-356 68-468 117c-112 48-171 103-171 159z">
              <text:p/>
            </draw:path>
            <draw:path draw:style-name="gr3" draw:text-style-name="P3" draw:layer="layout" svg:width="2.555cm" svg:height="2.183cm" svg:x="20.434cm" svg:y="18.849cm" svg:viewBox="0 0 2556 2184" svg:d="M0 319v1546c0 56 59 111 171 159 112 49 274 89 468 117s415 43 639 43 445-15 639-43 356-68 468-117c112-48 171-103 171-159v-1546c0-56-59-111-171-159-112-49-274-89-468-117s-415-43-639-43-445 15-639 43-356 68-468 117c-112 48-171 103-171 159zM0 319c0 56 59 111 171 160s274 89 468 117 415 43 639 43 445-15 639-43 356-68 468-117 171-104 171-160">
              <text:p/>
            </draw:path>
          </draw:g>
          <draw:frame draw:style-name="gr27" draw:text-style-name="P2" draw:layer="layout" svg:width="2.555cm" svg:height="1.297cm" svg:x="20.434cm" svg:y="19.452cm">
            <draw:text-box>
              <text:p text:style-name="P6"><text:span text:style-name="T3">ERP</text:span><text:span text:style-name="T3">標準：</text:span></text:p>
              <text:p text:style-name="P6"><text:span text:style-name="T3">勘定科目組合せ</text:span></text:p>
            </draw:text-box>
          </draw:frame>
        </draw:g>
        <draw:g xml:id="id14" draw:id="id14">
          <draw:g>
            <draw:path draw:style-name="gr6" draw:text-style-name="P5" draw:layer="layout" svg:width="2.555cm" svg:height="2.183cm" svg:x="20.434cm" svg:y="17.349cm" svg:viewBox="0 0 2556 2184" svg:d="M0 319v1546c0 56 59 111 171 159 112 49 274 89 468 117s415 43 639 43 445-15 639-43 356-68 468-117c112-48 171-103 171-159v-1546c0-56-59-111-171-159-112-49-274-89-468-117s-415-43-639-43-445 15-639 43-356 68-468 117c-112 48-171 103-171 159z">
              <text:p/>
            </draw:path>
            <draw:path draw:style-name="gr3" draw:text-style-name="P3" draw:layer="layout" svg:width="2.555cm" svg:height="2.183cm" svg:x="20.434cm" svg:y="17.349cm" svg:viewBox="0 0 2556 2184" svg:d="M0 319v1546c0 56 59 111 171 159 112 49 274 89 468 117s415 43 639 43 445-15 639-43 356-68 468-117c112-48 171-103 171-159v-1546c0-56-59-111-171-159-112-49-274-89-468-117s-415-43-639-43-445 15-639 43-356 68-468 117c-112 48-171 103-171 159zM0 319c0 56 59 111 171 160s274 89 468 117 415 43 639 43 445-15 639-43 356-68 468-117 171-104 171-160">
              <text:p/>
            </draw:path>
          </draw:g>
          <draw:frame draw:style-name="gr27" draw:text-style-name="P2" draw:layer="layout" svg:width="2.555cm" svg:height="1.297cm" svg:x="20.434cm" svg:y="17.952cm">
            <draw:text-box>
              <text:p text:style-name="P6"><text:span text:style-name="T3">ERP</text:span><text:span text:style-name="T3">標準：</text:span></text:p>
              <text:p text:style-name="P6"><text:span text:style-name="T3">仕訳バッチ</text:span></text:p>
            </draw:text-box>
          </draw:frame>
        </draw:g>
        <draw:connector draw:style-name="gr48" draw:text-style-name="P14" draw:layer="layout" svg:x1="22.99cm" svg:y1="18.441cm" svg:x2="24.8cm" svg:y2="18.442cm" draw:start-shape="id14" draw:start-glue-point="1" draw:end-shape="id12" draw:end-glue-point="3" svg:d="M22990 18441h905v1h905" svg:viewBox="0 0 1811 2">
          <text:p/>
        </draw:connector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  <style:font-face style:name="游ゴシック1" svg:font-family="游ゴシック" style:font-pitch="variable"/>
    <style:font-face style:name="游明朝" svg:font-family="游明朝" style:font-family-generic="system" style:font-pitch="variable"/>
    <style:font-face style:name="Ｍ" svg:font-family="Ｍ" style:font-pitch="variable"/>
    <style:font-face style:name="Ｍ1" svg:font-family="Ｍ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黄_ff09_" draw:display-name="塗りつぶし（黄）" draw:style="linear" draw:start-color="#ffde59" draw:end-color="#b47804" draw:start-intensity="100%" draw:end-intensity="100%" draw:angle="30deg" draw:border="0%"/>
    <draw:marker draw:name="Arrow" svg:viewBox="0 0 20 30" svg:d="M10 0l-10 30h20z"/>
    <draw:marker draw:name="Marker_5f_0" draw:display-name="Marker_0" svg:viewBox="0 0 20 30" svg:d="M10 0l-10 30h20z"/>
    <draw:marker draw:name="線の終点_20_10" draw:display-name="線の終点 10" svg:viewBox="0 0 20 20" svg:d="M0 20l10-20 10 20z"/>
    <draw:marker draw:name="線の終点_20_11" draw:display-name="線の終点 11" svg:viewBox="0 0 20 20" svg:d="M0 20l10-20 10 20z"/>
    <draw:marker draw:name="線の終点_20_12" draw:display-name="線の終点 12" svg:viewBox="0 0 20 20" svg:d="M0 20l10-20 10 20z"/>
    <draw:marker draw:name="線の終点_20_14" draw:display-name="線の終点 14" svg:viewBox="0 0 20 20" svg:d="M0 20l10-20 10 20z"/>
    <draw:marker draw:name="線の終点_20_16" draw:display-name="線の終点 16" svg:viewBox="0 0 20 20" svg:d="M0 20l10-20 10 20z"/>
    <draw:marker draw:name="線の終点_20_17" draw:display-name="線の終点 17" svg:viewBox="0 0 20 20" svg:d="M0 20l10-20 10 20z"/>
    <draw:marker draw:name="線の終点_20_2" draw:display-name="線の終点 2" svg:viewBox="0 0 20 20" svg:d="M0 20l10-20 10 20z"/>
    <draw:marker draw:name="線の終点_20_3" draw:display-name="線の終点 3" svg:viewBox="0 0 20 20" svg:d="M0 20l10-20 10 20z"/>
    <draw:marker draw:name="線の終点_20_4" draw:display-name="線の終点 4" svg:viewBox="0 0 20 20" svg:d="M0 20l10-20 10 20z"/>
    <draw:marker draw:name="線の終点_20_5" draw:display-name="線の終点 5" svg:viewBox="0 0 20 20" svg:d="M0 20l10-20 10 20z"/>
    <draw:marker draw:name="線の終点_20_6" draw:display-name="線の終点 6" svg:viewBox="0 0 20 20" svg:d="M0 20l10-20 10 20z"/>
    <draw:marker draw:name="線の終点_20_7" draw:display-name="線の終点 7" svg:viewBox="0 0 20 20" svg:d="M0 20l10-20 10 20z"/>
    <draw:marker draw:name="線の終点_20_8" draw:display-name="線の終点 8" svg:viewBox="0 0 20 20" svg:d="M0 20l10-20 10 20z"/>
    <draw:marker draw:name="線の終点_20_9" draw:display-name="線の終点 9" svg:viewBox="0 0 20 20" svg:d="M0 20l10-20 10 20z"/>
    <draw:stroke-dash draw:name="Dash_5f_0" draw:display-name="Dash_0" draw:style="round" draw:dots1="1" draw:dots1-length="100%" draw:dots2="1" draw:dots2-length="100%" draw:distance="200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游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游ゴシック" style:font-family-asian="游ゴシック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Outlined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Outlined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2-09-08T16:14:34.845000000</dc:date>
    <meta:creation-date>2016-12-16T15:10:40Z</meta:creation-date>
    <meta:generator>LibreOffice/7.2.5.2$Windows_X86_64 LibreOffice_project/499f9727c189e6ef3471021d6132d4c694f357e5</meta:generator>
    <meta:editing-duration>PT1H53M59S</meta:editing-duration>
    <meta:editing-cycles>6</meta:editing-cycles>
    <meta:document-statistic meta:object-count="259"/>
  </office:meta>
</office:document-meta>
</file>